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5.993cm" fo:margin-left="0.818cm" fo:margin-top="0cm" fo:margin-bottom="0cm" table:align="left" style:writing-mode="lr-tb"/>
    </style:style>
    <style:style style:name="Таблица1.A" style:family="table-column">
      <style:table-column-properties style:column-width="2.644cm"/>
    </style:style>
    <style:style style:name="Таблица1.B" style:family="table-column">
      <style:table-column-properties style:column-width="13.34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5.993cm" fo:margin-left="0.818cm" fo:margin-top="0cm" fo:margin-bottom="0cm" table:align="left" style:writing-mode="lr-tb"/>
    </style:style>
    <style:style style:name="Таблица2.A" style:family="table-column">
      <style:table-column-properties style:column-width="3.493cm"/>
    </style:style>
    <style:style style:name="Таблица2.B" style:family="table-column">
      <style:table-column-properties style:column-width="12.501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e6e6e6" fo:padding-left="0.191cm" fo:padding-right="0.191cm" fo:padding-top="0.101cm" fo:padding-bottom="0.101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Таблица3" style:family="table">
      <style:table-properties style:width="17.002cm" fo:margin-left="-0.101cm" fo:margin-top="0cm" fo:margin-bottom="0cm" table:align="left" style:writing-mode="lr-tb"/>
    </style:style>
    <style:style style:name="Таблица3.A" style:family="table-column">
      <style:table-column-properties style:column-width="2.251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9.502cm"/>
    </style:style>
    <style:style style:name="Таблица3.D" style:family="table-column">
      <style:table-column-properties style:column-width="3.5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padding="0.101cm" fo:border="0.5pt solid #000000" style:writing-mode="lr-tb"/>
    </style:style>
    <style:style style:name="Таблица3.B2" style:family="table-cell">
      <style:table-cell-properties style:vertical-align="middle" fo:padding="0.101cm" fo:border="0.5pt solid #000000" style:writing-mode="lr-tb"/>
    </style:style>
    <style:style style:name="Таблица3.C2" style:family="table-cell">
      <style:table-cell-properties style:vertical-align="middle" fo:padding="0.101cm" fo:border="0.5pt solid #000000" style:writing-mode="lr-tb"/>
    </style:style>
    <style:style style:name="Таблица3.D2" style:family="table-cell">
      <style:table-cell-properties style:vertical-align="middle" fo:padding="0.101cm" fo:border="0.5pt solid #000000" style:writing-mode="lr-tb"/>
    </style:style>
    <style:style style:name="Таблица3.A3" style:family="table-cell">
      <style:table-cell-properties style:vertical-align="middle" fo:padding="0.101cm" fo:border="0.5pt solid #000000" style:writing-mode="lr-tb"/>
    </style:style>
    <style:style style:name="Таблица3.B3" style:family="table-cell">
      <style:table-cell-properties style:vertical-align="middle" fo:padding="0.101cm" fo:border="0.5pt solid #000000" style:writing-mode="lr-tb"/>
    </style:style>
    <style:style style:name="Таблица3.C3" style:family="table-cell">
      <style:table-cell-properties style:vertical-align="middle" fo:padding="0.101cm" fo:border="0.5pt solid #000000" style:writing-mode="lr-tb"/>
    </style:style>
    <style:style style:name="Таблица3.D3" style:family="table-cell">
      <style:table-cell-properties style:vertical-align="middle" fo:padding="0.101cm" fo:border="0.5pt solid #000000" style:writing-mode="lr-tb"/>
    </style:style>
    <style:style style:name="Таблица3.A4" style:family="table-cell">
      <style:table-cell-properties style:vertical-align="middle" fo:padding="0.101cm" fo:border="0.5pt solid #000000" style:writing-mode="lr-tb"/>
    </style:style>
    <style:style style:name="Таблица3.B4" style:family="table-cell">
      <style:table-cell-properties style:vertical-align="middle" fo:padding="0.101cm" fo:border="0.5pt solid #000000" style:writing-mode="lr-tb"/>
    </style:style>
    <style:style style:name="Таблица3.C4" style:family="table-cell">
      <style:table-cell-properties style:vertical-align="middle" fo:padding="0.101cm" fo:border="0.5pt solid #000000" style:writing-mode="lr-tb"/>
    </style:style>
    <style:style style:name="Таблица3.D4" style:family="table-cell">
      <style:table-cell-properties style:vertical-align="middle" fo:padding="0.101cm" fo:border="0.5pt solid #000000" style:writing-mode="lr-tb"/>
    </style:style>
    <style:style style:name="Таблица3.A5" style:family="table-cell">
      <style:table-cell-properties style:vertical-align="middle" fo:padding="0.101cm" fo:border="0.5pt solid #000000" style:writing-mode="lr-tb"/>
    </style:style>
    <style:style style:name="Таблица3.B5" style:family="table-cell">
      <style:table-cell-properties style:vertical-align="middle" fo:padding="0.101cm" fo:border="0.5pt solid #000000" style:writing-mode="lr-tb"/>
    </style:style>
    <style:style style:name="Таблица3.C5" style:family="table-cell">
      <style:table-cell-properties style:vertical-align="middle" fo:padding="0.101cm" fo:border="0.5pt solid #000000" style:writing-mode="lr-tb"/>
    </style:style>
    <style:style style:name="Таблица3.D5" style:family="table-cell">
      <style:table-cell-properties style:vertical-align="middle" fo:padding="0.101cm" fo:border="0.5pt solid #000000" style:writing-mode="lr-tb"/>
    </style:style>
    <style:style style:name="Таблица3.A6" style:family="table-cell">
      <style:table-cell-properties style:vertical-align="middle" fo:padding="0.101cm" fo:border="0.5pt solid #000000" style:writing-mode="lr-tb"/>
    </style:style>
    <style:style style:name="Таблица3.B6" style:family="table-cell">
      <style:table-cell-properties style:vertical-align="middle" fo:padding="0.101cm" fo:border="0.5pt solid #000000" style:writing-mode="lr-tb"/>
    </style:style>
    <style:style style:name="Таблица3.C6" style:family="table-cell">
      <style:table-cell-properties style:vertical-align="middle" fo:padding="0.101cm" fo:border="0.5pt solid #000000" style:writing-mode="lr-tb"/>
    </style:style>
    <style:style style:name="Таблица3.D6" style:family="table-cell">
      <style:table-cell-properties style:vertical-align="middle" fo:padding="0.101cm" fo:border="0.5pt solid #000000" style:writing-mode="lr-tb"/>
    </style:style>
    <style:style style:name="Таблица4" style:family="table">
      <style:table-properties style:width="17.002cm" fo:margin-left="-0.101cm" fo:margin-top="0cm" fo:margin-bottom="0cm" table:align="left" style:writing-mode="lr-tb"/>
    </style:style>
    <style:style style:name="Таблица4.A" style:family="table-column">
      <style:table-column-properties style:column-width="2.251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9.25cm"/>
    </style:style>
    <style:style style:name="Таблица4.D" style:family="table-column">
      <style:table-column-properties style:column-width="3.752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background-color="#e6e6e6" fo:padding="0.101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middle" fo:padding="0.101cm" fo:border="0.5pt solid #000000" style:writing-mode="lr-tb"/>
    </style:style>
    <style:style style:name="Таблица4.B2" style:family="table-cell">
      <style:table-cell-properties style:vertical-align="middle" fo:padding="0.101cm" fo:border="0.5pt solid #000000" style:writing-mode="lr-tb"/>
    </style:style>
    <style:style style:name="Таблица4.C2" style:family="table-cell">
      <style:table-cell-properties style:vertical-align="middle" fo:padding="0.101cm" fo:border="0.5pt solid #000000" style:writing-mode="lr-tb"/>
    </style:style>
    <style:style style:name="Таблица4.D2" style:family="table-cell">
      <style:table-cell-properties style:vertical-align="middle" fo:padding="0.101cm" fo:border="0.5pt solid #000000" style:writing-mode="lr-tb"/>
    </style:style>
    <style:style style:name="Таблица4.A3" style:family="table-cell">
      <style:table-cell-properties style:vertical-align="middle" fo:padding="0.101cm" fo:border="0.5pt solid #000000" style:writing-mode="lr-tb"/>
    </style:style>
    <style:style style:name="Таблица4.B3" style:family="table-cell">
      <style:table-cell-properties style:vertical-align="middle" fo:padding="0.101cm" fo:border="0.5pt solid #000000" style:writing-mode="lr-tb"/>
    </style:style>
    <style:style style:name="Таблица4.C3" style:family="table-cell">
      <style:table-cell-properties style:vertical-align="middle" fo:padding="0.101cm" fo:border="0.5pt solid #000000" style:writing-mode="lr-tb"/>
    </style:style>
    <style:style style:name="Таблица4.D3" style:family="table-cell">
      <style:table-cell-properties style:vertical-align="middle" fo:padding="0.101cm" fo:border="0.5pt solid #000000" style:writing-mode="lr-tb"/>
    </style:style>
    <style:style style:name="Таблица4.A4" style:family="table-cell">
      <style:table-cell-properties style:vertical-align="middle" fo:padding="0.101cm" fo:border="0.5pt solid #000000" style:writing-mode="lr-tb"/>
    </style:style>
    <style:style style:name="Таблица4.B4" style:family="table-cell">
      <style:table-cell-properties style:vertical-align="middle" fo:padding="0.101cm" fo:border="0.5pt solid #000000" style:writing-mode="lr-tb"/>
    </style:style>
    <style:style style:name="Таблица4.C4" style:family="table-cell">
      <style:table-cell-properties style:vertical-align="middle" fo:padding="0.101cm" fo:border="0.5pt solid #000000" style:writing-mode="lr-tb"/>
    </style:style>
    <style:style style:name="Таблица4.D4" style:family="table-cell">
      <style:table-cell-properties style:vertical-align="middle" fo:padding="0.101cm" fo:border="0.5pt solid #000000" style:writing-mode="lr-tb"/>
    </style:style>
    <style:style style:name="Таблица4.A5" style:family="table-cell">
      <style:table-cell-properties style:vertical-align="middle" fo:padding="0.101cm" fo:border="0.5pt solid #000000" style:writing-mode="lr-tb"/>
    </style:style>
    <style:style style:name="Таблица4.B5" style:family="table-cell">
      <style:table-cell-properties style:vertical-align="middle" fo:padding="0.101cm" fo:border="0.5pt solid #000000" style:writing-mode="lr-tb"/>
    </style:style>
    <style:style style:name="Таблица4.C5" style:family="table-cell">
      <style:table-cell-properties style:vertical-align="middle" fo:padding="0.101cm" fo:border="0.5pt solid #000000" style:writing-mode="lr-tb"/>
    </style:style>
    <style:style style:name="Таблица4.D5" style:family="table-cell">
      <style:table-cell-properties style:vertical-align="middle" fo:padding="0.101cm" fo:border="0.5pt solid #000000" style:writing-mode="lr-tb"/>
    </style:style>
    <style:style style:name="Таблица4.A6" style:family="table-cell">
      <style:table-cell-properties style:vertical-align="middle" fo:padding="0.101cm" fo:border="0.5pt solid #000000" style:writing-mode="lr-tb"/>
    </style:style>
    <style:style style:name="Таблица4.B6" style:family="table-cell">
      <style:table-cell-properties style:vertical-align="middle" fo:padding="0.101cm" fo:border="0.5pt solid #000000" style:writing-mode="lr-tb"/>
    </style:style>
    <style:style style:name="Таблица4.C6" style:family="table-cell">
      <style:table-cell-properties style:vertical-align="middle" fo:padding="0.101cm" fo:border="0.5pt solid #000000" style:writing-mode="lr-tb"/>
    </style:style>
    <style:style style:name="Таблица4.D6" style:family="table-cell">
      <style:table-cell-properties style:vertical-align="middle" fo:padding="0.101cm" fo:border="0.5pt solid #000000" style:writing-mode="lr-tb"/>
    </style:style>
    <style:style style:name="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</style:style>
    <style:style style:name="P5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</style:style>
    <style:style style:name="P6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7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8" style:family="paragraph" style:parent-style-name="Comment">
      <style:paragraph-properties fo:margin-left="0.501cm" fo:margin-right="0cm" style:line-height-at-least="0.423cm" fo:text-indent="0cm" style:auto-text-indent="false" style:writing-mode="lr-tb"/>
    </style:style>
    <style:style style:name="P9" style:family="paragraph" style:parent-style-name="Contents_20_1">
      <style:paragraph-properties fo:margin-left="0cm" fo:margin-right="1.27cm" style:line-height-at-least="0.423cm" fo:text-indent="0cm" style:auto-text-indent="false" style:writing-mode="lr-tb">
        <style:tab-stops>
          <style:tab-stop style:position="0.762cm"/>
          <style:tab-stop style:position="17.002cm" style:type="right"/>
        </style:tab-stops>
      </style:paragraph-properties>
    </style:style>
    <style:style style:name="P10" style:family="paragraph" style:parent-style-name="Contents_20_2">
      <style:paragraph-properties fo:margin-left="0.762cm" fo:margin-right="1.27cm" style:line-height-at-least="0.423cm" fo:text-indent="0cm" style:auto-text-indent="false" style:writing-mode="lr-tb">
        <style:tab-stops>
          <style:tab-stop style:position="2.281cm"/>
          <style:tab-stop style:position="17.002cm" style:type="right"/>
        </style:tab-stops>
      </style:paragraph-properties>
    </style:style>
    <style:style style:name="P11" style:family="paragraph" style:parent-style-name="Contents_20_3">
      <style:paragraph-properties fo:margin-left="1.524cm" fo:margin-right="0cm" style:line-height-at-least="0.423cm" fo:text-indent="0cm" style:auto-text-indent="false" style:writing-mode="lr-tb">
        <style:tab-stops>
          <style:tab-stop style:position="2.54cm"/>
          <style:tab-stop style:position="17.002cm" style:type="right"/>
        </style:tab-stops>
      </style:paragraph-properties>
    </style:style>
    <style:style style:name="P12" style:family="paragraph" style:parent-style-name="Contents_20_4">
      <style:paragraph-properties fo:margin-left="2.281cm" fo:margin-right="0cm" style:line-height-at-least="0.423cm" fo:text-indent="0cm" style:auto-text-indent="false" style:writing-mode="lr-tb">
        <style:tab-stops>
          <style:tab-stop style:position="3.801cm"/>
          <style:tab-stop style:position="17.002cm" style:type="right"/>
        </style:tab-stops>
      </style:paragraph-properties>
    </style:style>
    <style:style style:name="P13" style:family="paragraph" style:parent-style-name="Table_20_Caption">
      <style:paragraph-properties fo:margin-left="1cm" fo:margin-right="0cm" style:line-height-at-least="0.423cm" fo:text-indent="0cm" style:auto-text-indent="false" style:writing-mode="lr-tb"/>
    </style:style>
    <style:style style:name="P14" style:family="paragraph" style:parent-style-name="Text_20_body">
      <style:paragraph-properties fo:margin-left="1cm" fo:margin-right="0cm" style:line-height-at-least="0.423cm" fo:text-indent="0cm" style:auto-text-indent="false" style:writing-mode="lr-tb"/>
    </style:style>
    <style:style style:name="P15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6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7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18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19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20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21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/>
    </style:style>
    <style:style style:name="P22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23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24" style:family="paragraph" style:parent-style-name="Text_20_body">
      <style:paragraph-properties fo:margin-left="1cm" fo:margin-right="0cm" style:line-height-at-least="0.423cm" fo:orphans="0" fo:widows="0" fo:text-indent="0cm" style:auto-text-indent="false" style:writing-mode="lr-tb"/>
      <style:text-properties style:font-name="Times New Roman1" fo:language="en" fo:country="US"/>
    </style:style>
    <style:style style:name="P25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font-name="Times New Roman1" fo:language="en" fo:country="US"/>
    </style:style>
    <style:style style:name="P26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language="en" fo:country="US"/>
    </style:style>
    <style:style style:name="P27" style:family="paragraph" style:parent-style-name="Document_20_Title">
      <style:paragraph-properties fo:margin-left="2.501cm" fo:margin-right="0cm" fo:text-indent="0cm" style:auto-text-indent="false" style:writing-mode="lr-tb"/>
    </style:style>
    <style:style style:name="P28" style:family="paragraph" style:parent-style-name="Document_20_Title">
      <style:paragraph-properties fo:margin-left="4.001cm" fo:margin-right="0cm" fo:text-indent="0cm" style:auto-text-indent="false" style:writing-mode="lr-tb"/>
    </style:style>
    <style:style style:name="P29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fo:language="en" fo:country="US"/>
    </style:style>
    <style:style style:name="P30" style:family="paragraph" style:parent-style-name="Title">
      <style:paragraph-properties fo:margin-left="0cm" fo:margin-right="0cm" fo:text-indent="0cm" style:auto-text-indent="false" style:writing-mode="lr-tb"/>
    </style:style>
    <style:style style:name="P31" style:family="paragraph" style:parent-style-name="Title">
      <style:paragraph-properties fo:margin-left="0cm" fo:margin-right="0cm" fo:text-indent="0cm" style:auto-text-indent="false" fo:break-before="page" style:writing-mode="lr-tb"/>
    </style:style>
    <style:style style:name="P32" style:family="paragraph" style:parent-style-name="Table_20_Title">
      <style:paragraph-properties fo:margin-left="0cm" fo:margin-right="0cm" style:line-height-at-least="0.423cm" fo:orphans="0" fo:widows="0" fo:text-indent="0cm" style:auto-text-indent="false" fo:keep-with-next="always" style:writing-mode="lr-tb">
        <style:tab-stops/>
      </style:paragraph-properties>
      <style:text-properties style:font-name="Times New Roman1"/>
    </style:style>
    <style:style style:name="P33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4" style:family="paragraph" style:parent-style-name="Table_20_Title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P35" style:family="paragraph" style:parent-style-name="Table_20_Title">
      <style:paragraph-properties fo:margin-left="0cm" fo:margin-right="0cm" fo:margin-top="0cm" fo:margin-bottom="0.282cm" style:contextual-spacing="false" style:line-height-at-least="0.423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/>
    </style:style>
    <style:style style:name="P36" style:family="paragraph" style:parent-style-name="Title" style:master-page-name="Converted1">
      <style:paragraph-properties fo:margin-left="0cm" fo:margin-right="0cm" fo:text-indent="0cm" style:auto-text-indent="false" style:page-number="auto" style:writing-mode="lr-tb"/>
    </style:style>
    <style:style style:name="P37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style:use-window-font-color="true" loext:opacity="0%" style:font-name="Times New Roman1"/>
    </style:style>
    <style:style style:name="P38" style:family="paragraph" style:parent-style-name="Table_20_Text">
      <style:paragraph-properties fo:margin-left="0cm" fo:margin-right="0cm" style:line-height-at-least="0.423cm" fo:text-align="center" style:justify-single-word="false" fo:orphans="0" fo:widows="0" fo:text-indent="0cm" style:auto-text-indent="false" style:writing-mode="lr-tb"/>
      <style:text-properties style:use-window-font-color="true" loext:opacity="0%" style:font-name="Times New Roman1" fo:language="en" fo:country="US" fo:background-color="transparent"/>
    </style:style>
    <style:style style:name="P39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loext:opacity="0%" style:font-name="Times New Roman1" fo:language="en" fo:country="US"/>
    </style:style>
    <style:style style:name="P40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>
        <style:tab-stops/>
      </style:paragraph-properties>
      <style:text-properties fo:color="#339966" loext:opacity="100%" style:font-name="Times New Roman1"/>
    </style:style>
    <style:style style:name="P41" style:family="paragraph" style:parent-style-name="Table_20_Text">
      <style:paragraph-properties fo:margin-left="0cm" fo:margin-right="0cm" style:line-height-at-least="0.423cm" fo:orphans="0" fo:widows="0" fo:text-indent="0cm" style:auto-text-indent="false" style:writing-mode="lr-tb"/>
      <style:text-properties fo:color="#339966" loext:opacity="100%" style:font-name="Times New Roman1"/>
    </style:style>
    <style:style style:name="P42" style:family="paragraph" style:parent-style-name="Comment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43" style:family="paragraph" style:parent-style-name="Comment" style:list-style-name="WWNum12">
      <style:paragraph-properties fo:margin-left="1.771cm" fo:margin-right="0cm" style:line-height-at-least="0.423cm" fo:text-indent="-0.635cm" style:auto-text-indent="false" style:writing-mode="lr-tb">
        <style:tab-stops>
          <style:tab-stop style:position="1.771cm"/>
        </style:tab-stops>
      </style:paragraph-properties>
      <style:text-properties style:font-name="Times New Roman1"/>
    </style:style>
    <style:style style:name="P44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  <style:text-properties style:font-name="Times New Roman1"/>
    </style:style>
    <style:style style:name="P45" style:family="paragraph" style:parent-style-name="Comment" style:list-style-name="WWNum12">
      <style:paragraph-properties fo:margin-left="1.771cm" fo:margin-right="0cm" style:line-height-at-least="0.423cm" fo:text-indent="-0.635cm" style:auto-text-indent="false" style:writing-mode="lr-tb">
        <style:tab-stops>
          <style:tab-stop style:position="1.771cm"/>
        </style:tab-stops>
      </style:paragraph-properties>
    </style:style>
    <style:style style:name="P46" style:family="paragraph" style:parent-style-name="Comment" style:list-style-name="WWNum10">
      <style:paragraph-properties fo:margin-left="1.931cm" fo:margin-right="0cm" style:line-height-at-least="0.423cm" fo:text-indent="-0.635cm" style:auto-text-indent="false" style:writing-mode="lr-tb">
        <style:tab-stops>
          <style:tab-stop style:position="1.931cm"/>
        </style:tab-stops>
      </style:paragraph-properties>
    </style:style>
    <style:style style:name="P47" style:family="paragraph" style:parent-style-name="Document_20_Title">
      <style:paragraph-properties fo:margin-left="2.501cm" fo:margin-right="0cm" fo:text-indent="0cm" style:auto-text-indent="false" style:writing-mode="lr-tb"/>
      <style:text-properties officeooo:rsid="001c5111" officeooo:paragraph-rsid="001c5111"/>
    </style:style>
    <style:style style:name="P48" style:family="paragraph" style:parent-style-name="Document_20_Title">
      <style:paragraph-properties fo:margin-left="2.501cm" fo:margin-right="0cm" fo:text-indent="0cm" style:auto-text-indent="false" style:writing-mode="lr-tb"/>
      <style:text-properties officeooo:paragraph-rsid="001c5111"/>
    </style:style>
    <style:style style:name="P49" style:family="paragraph" style:parent-style-name="Heading_20_1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0" style:family="paragraph" style:parent-style-name="Heading_20_1">
      <style:paragraph-properties fo:margin-left="0cm" fo:margin-right="0cm" style:line-height-at-least="0.423cm" fo:text-indent="0cm" style:auto-text-indent="false" fo:break-before="page" style:writing-mode="lr-tb">
        <style:tab-stops>
          <style:tab-stop style:position="0cm"/>
        </style:tab-stops>
      </style:paragraph-properties>
    </style:style>
    <style:style style:name="P51" style:family="paragraph" style:parent-style-name="Heading_20_1" style:list-style-name="WWNum10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2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3" style:family="paragraph" style:parent-style-name="Heading_20_2" style:list-style-name="WWNum12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4" style:family="paragraph" style:parent-style-name="Heading_20_2" style:list-style-name="WWNum9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5" style:family="paragraph" style:parent-style-name="Heading_20_2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0cm"/>
        </style:tab-stops>
      </style:paragraph-properties>
    </style:style>
    <style:style style:name="P56" style:family="paragraph" style:parent-style-name="Heading_20_2">
      <style:paragraph-properties fo:margin-left="0cm" fo:margin-right="0cm" style:line-height-at-least="0.423cm" fo:text-indent="0cm" style:auto-text-indent="false" style:writing-mode="lr-tb">
        <style:tab-stops>
          <style:tab-stop style:position="1cm"/>
        </style:tab-stops>
      </style:paragraph-properties>
      <style:text-properties fo:color="#339966" loext:opacity="100%"/>
    </style:style>
    <style:style style:name="P57" style:family="paragraph" style:parent-style-name="Heading_20_3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</style:tab-stops>
      </style:paragraph-properties>
    </style:style>
    <style:style style:name="P58" style:family="paragraph" style:parent-style-name="Heading_20_4">
      <style:paragraph-properties fo:margin-left="0cm" fo:margin-right="0cm" style:line-height-at-least="0.423cm" fo:text-indent="0cm" style:auto-text-indent="false" style:writing-mode="lr-tb">
        <style:tab-stops>
          <style:tab-stop style:position="0cm"/>
          <style:tab-stop style:position="1.501cm"/>
        </style:tab-stops>
      </style:paragraph-properties>
    </style:style>
    <style:style style:name="P59" style:family="paragraph" style:parent-style-name="Heading_20_4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60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P61" style:family="paragraph" style:parent-style-name="Text_20_body" style:list-style-name="L1"/>
    <style:style style:name="P62" style:family="paragraph" style:parent-style-name="Text_20_body" style:list-style-name="L1">
      <style:paragraph-properties fo:margin-top="0cm" fo:margin-bottom="0cm" style:contextual-spacing="false"/>
    </style:style>
    <style:style style:name="P63" style:family="paragraph" style:parent-style-name="Text_20_body" style:list-style-name="L2"/>
    <style:style style:name="P64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style:font-name="Times New Roman1"/>
    </style:style>
    <style:style style:name="P65" style:family="paragraph" style:parent-style-name="Text_20_body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P66" style:family="paragraph" style:parent-style-name="Text_20_body">
      <style:paragraph-properties fo:margin-left="0.501cm" fo:margin-right="0cm" style:line-height-at-least="0.423cm" fo:text-indent="0cm" style:auto-text-indent="false" style:writing-mode="lr-tb"/>
      <style:text-properties style:font-name="Times New Roman1"/>
    </style:style>
    <style:style style:name="P67" style:family="paragraph" style:parent-style-name="Text_20_body" style:list-style-name="WWNum9">
      <style:paragraph-properties fo:margin-left="3.27cm" fo:margin-right="0cm" style:line-height-at-least="0.423cm" fo:text-indent="-0.635cm" style:auto-text-indent="false" style:writing-mode="lr-tb">
        <style:tab-stops>
          <style:tab-stop style:position="3.27cm"/>
        </style:tab-stops>
      </style:paragraph-properties>
    </style:style>
    <style:style style:name="P68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0000ff" loext:opacity="100%" style:font-name="Times New Roman1" fo:font-style="italic" style:font-style-asian="italic" style:font-style-complex="italic"/>
    </style:style>
    <style:style style:name="P69" style:family="paragraph" style:parent-style-name="Text_20_body">
      <style:paragraph-properties fo:margin-left="1cm" fo:margin-right="0cm" style:line-height-at-least="0.423cm" fo:text-indent="0cm" style:auto-text-indent="false" style:writing-mode="lr-tb"/>
      <style:text-properties fo:color="#339966" loext:opacity="100%" style:font-name="Times New Roman1"/>
    </style:style>
    <style:style style:name="P70" style:family="paragraph" style:parent-style-name="Text_20_body" style:list-style-name="L3"/>
    <style:style style:name="P71" style:family="paragraph" style:parent-style-name="Text_20_body" style:list-style-name="L4"/>
    <style:style style:name="T1" style:family="text">
      <style:text-properties style:font-name="Times New Roman1"/>
    </style:style>
    <style:style style:name="T2" style:family="text">
      <style:text-properties style:font-name="Times New Roman1" style:language-asian="ru" style:country-asian="RU"/>
    </style:style>
    <style:style style:name="T3" style:family="text">
      <style:text-properties style:font-name="Times New Roman1" fo:font-size="9pt" style:font-size-asian="9pt" style:font-size-complex="9pt"/>
    </style:style>
    <style:style style:name="T4" style:family="text">
      <style:text-properties style:font-name="Times New Roman1" style:language-complex="ar" style:country-complex="SA"/>
    </style:style>
    <style:style style:name="T5" style:family="text">
      <style:text-properties style:font-name="Times New Roman1" style:language-asian="en" style:country-asian="US" style:language-complex="ar" style:country-complex="SA"/>
    </style:style>
    <style:style style:name="T6" style:family="text"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T7" style:family="text">
      <style:text-properties style:font-name="Times New Roman1" fo:language="ru" fo:country="RU" style:language-asian="ru" style:country-asian="RU"/>
    </style:style>
    <style:style style:name="T8" style:family="text">
      <style:text-properties style:font-name="Times New Roman1" fo:language="en" fo:country="US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ff" loext:opacity="100%" style:font-name="Times New Roman1" fo:font-style="italic" style:font-style-asian="italic" style:font-style-complex="italic"/>
    </style:style>
    <style:style style:name="T11" style:family="text">
      <style:text-properties fo:color="#0000ff" loext:opacity="100%" style:font-name="Times New Roman1" fo:language="en" fo:country="US" fo:font-style="italic" style:font-style-asian="italic" style:font-style-complex="italic"/>
    </style:style>
    <style:style style:name="T12" style:family="text">
      <style:text-properties fo:color="#339966" loext:opacity="100%" style:font-name="Times New Roman1"/>
    </style:style>
    <style:style style:name="T13" style:family="text">
      <style:text-properties fo:color="#339966" loext:opacity="100%" style:font-name="Times New Roman1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color="#008000" loext:opacity="100%" style:font-name="Arial" fo:language="en" fo:country="US" style:font-name-complex="Arial1"/>
    </style:style>
    <style:style style:name="T16" style:family="text">
      <style:text-properties fo:color="#008000" loext:opacity="100%" style:font-name="Arial" style:font-name-complex="Arial1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officeooo:rsid="001c511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8"><text:title>Техническое описание проекта по курсу ООАД</text:title></text:p>
      <text:p text:style-name="P28"/>
      <text:p text:style-name="P47">LifeSync</text:p>
      <text:p text:style-name="P27"/>
      <text:p text:style-name="P48">Студент ФИТ НГУ </text:p>
      <text:p text:style-name="P48"><text:span text:style-name="T18">Рабецкий Валерий, Ганькеев Максим</text:span></text:p>
      <text:p text:style-name="P27">группа <text:span text:style-name="T18">22201, 22202</text:span></text:p>
      <text:p text:style-name="P27"/>
      <text:p text:style-name="P27"><text:span text:style-name="T9">Версия </text:span><text:span text:style-name="T9"><text:user-defined style:data-style-name="N0" text:name="Version">1.0.1</text:user-defined></text:span></text:p>
      <text:p text:style-name="P36">Содержание</text:p>
      <text:table-of-content text:style-name="Sect1" text:protected="true" text:name="Оглавление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Toc211722981" text:style-name="Index_20_Link" text:visited-style-name="Index_20_Link"><text:span text:style-name="T4">1.</text:span></text:a><text:a xlink:type="simple" xlink:href="#_Toc211722981" text:style-name="Index_20_Link" text:visited-style-name="Index_20_Link"><text:span text:style-name="T6"><text:tab/></text:span></text:a><text:a xlink:type="simple" xlink:href="#_Toc211722981" text:style-name="Index_20_Link" text:visited-style-name="Index_20_Link"><text:span text:style-name="T4">Введение</text:span></text:a><text:a xlink:type="simple" xlink:href="#_Toc211722981" text:style-name="Index_20_Link" text:visited-style-name="Index_20_Link"><text:span text:style-name="T7"><text:tab/>3</text:span></text:a></text:p>
          <text:p text:style-name="P10"><text:a xlink:type="simple" xlink:href="#_Toc211722982" text:style-name="Index_20_Link" text:visited-style-name="Index_20_Link"><text:span text:style-name="T4">1.1</text:span></text:a><text:a xlink:type="simple" xlink:href="#_Toc211722982" text:style-name="Index_20_Link" text:visited-style-name="Index_20_Link"><text:span text:style-name="T6"><text:tab/></text:span></text:a><text:a xlink:type="simple" xlink:href="#_Toc211722982" text:style-name="Index_20_Link" text:visited-style-name="Index_20_Link"><text:span text:style-name="T4">Цель</text:span></text:a><text:a xlink:type="simple" xlink:href="#_Toc211722982" text:style-name="Index_20_Link" text:visited-style-name="Index_20_Link"><text:span text:style-name="T7"><text:tab/>3</text:span></text:a></text:p>
          <text:p text:style-name="P10"><text:a xlink:type="simple" xlink:href="#_Toc211722983" text:style-name="Index_20_Link" text:visited-style-name="Index_20_Link"><text:span text:style-name="T4">1.2</text:span></text:a><text:a xlink:type="simple" xlink:href="#_Toc211722983" text:style-name="Index_20_Link" text:visited-style-name="Index_20_Link"><text:span text:style-name="T6"><text:tab/></text:span></text:a><text:a xlink:type="simple" xlink:href="#_Toc211722983" text:style-name="Index_20_Link" text:visited-style-name="Index_20_Link"><text:span text:style-name="T4">Область действия</text:span></text:a><text:a xlink:type="simple" xlink:href="#_Toc211722983" text:style-name="Index_20_Link" text:visited-style-name="Index_20_Link"><text:span text:style-name="T7"><text:tab/>3</text:span></text:a></text:p>
          <text:p text:style-name="P10"><text:a xlink:type="simple" xlink:href="#_Toc211722984" text:style-name="Index_20_Link" text:visited-style-name="Index_20_Link"><text:span text:style-name="T4">1.3</text:span></text:a><text:a xlink:type="simple" xlink:href="#_Toc211722984" text:style-name="Index_20_Link" text:visited-style-name="Index_20_Link"><text:span text:style-name="T6"><text:tab/></text:span></text:a><text:a xlink:type="simple" xlink:href="#_Toc211722984" text:style-name="Index_20_Link" text:visited-style-name="Index_20_Link"><text:span text:style-name="T4">Определения и сокращения</text:span></text:a><text:a xlink:type="simple" xlink:href="#_Toc211722984" text:style-name="Index_20_Link" text:visited-style-name="Index_20_Link"><text:span text:style-name="T7"><text:tab/>3</text:span></text:a></text:p>
          <text:p text:style-name="P10"><text:a xlink:type="simple" xlink:href="#_Toc211722985" text:style-name="Index_20_Link" text:visited-style-name="Index_20_Link"><text:span text:style-name="T4">1.4</text:span></text:a><text:a xlink:type="simple" xlink:href="#_Toc211722985" text:style-name="Index_20_Link" text:visited-style-name="Index_20_Link"><text:span text:style-name="T6"><text:tab/></text:span></text:a><text:a xlink:type="simple" xlink:href="#_Toc211722985" text:style-name="Index_20_Link" text:visited-style-name="Index_20_Link"><text:span text:style-name="T4">Ссылки</text:span></text:a><text:a xlink:type="simple" xlink:href="#_Toc211722985" text:style-name="Index_20_Link" text:visited-style-name="Index_20_Link"><text:span text:style-name="T7"><text:tab/>3</text:span></text:a></text:p>
          <text:p text:style-name="P10"><text:a xlink:type="simple" xlink:href="#_Toc211722986" text:style-name="Index_20_Link" text:visited-style-name="Index_20_Link"><text:span text:style-name="T4">1.5</text:span></text:a><text:a xlink:type="simple" xlink:href="#_Toc211722986" text:style-name="Index_20_Link" text:visited-style-name="Index_20_Link"><text:span text:style-name="T6"><text:tab/></text:span></text:a><text:a xlink:type="simple" xlink:href="#_Toc211722986" text:style-name="Index_20_Link" text:visited-style-name="Index_20_Link"><text:span text:style-name="T4">Краткое описание</text:span></text:a><text:a xlink:type="simple" xlink:href="#_Toc211722986" text:style-name="Index_20_Link" text:visited-style-name="Index_20_Link"><text:span text:style-name="T7"><text:tab/>3</text:span></text:a></text:p>
          <text:p text:style-name="P9"><text:a xlink:type="simple" xlink:href="#_Toc211722987" text:style-name="Index_20_Link" text:visited-style-name="Index_20_Link"><text:span text:style-name="T4">2.</text:span></text:a><text:a xlink:type="simple" xlink:href="#_Toc211722987" text:style-name="Index_20_Link" text:visited-style-name="Index_20_Link"><text:span text:style-name="T6"><text:tab/></text:span></text:a><text:a xlink:type="simple" xlink:href="#_Toc211722987" text:style-name="Index_20_Link" text:visited-style-name="Index_20_Link"><text:span text:style-name="T4">Предметная область проекта</text:span></text:a><text:a xlink:type="simple" xlink:href="#_Toc211722987" text:style-name="Index_20_Link" text:visited-style-name="Index_20_Link"><text:span text:style-name="T7"><text:tab/>4</text:span></text:a></text:p>
          <text:p text:style-name="P10"><text:a xlink:type="simple" xlink:href="#_Toc211722988" text:style-name="Index_20_Link" text:visited-style-name="Index_20_Link"><text:span text:style-name="T4">2.1</text:span></text:a><text:a xlink:type="simple" xlink:href="#_Toc211722988" text:style-name="Index_20_Link" text:visited-style-name="Index_20_Link"><text:span text:style-name="T6"><text:tab/></text:span></text:a><text:a xlink:type="simple" xlink:href="#_Toc211722988" text:style-name="Index_20_Link" text:visited-style-name="Index_20_Link"><text:span text:style-name="T4">Существующие проблемы</text:span></text:a><text:a xlink:type="simple" xlink:href="#_Toc211722988" text:style-name="Index_20_Link" text:visited-style-name="Index_20_Link"><text:span text:style-name="T7"><text:tab/>4</text:span></text:a></text:p>
          <text:p text:style-name="P10"><text:a xlink:type="simple" xlink:href="#_Toc211722989" text:style-name="Index_20_Link" text:visited-style-name="Index_20_Link"><text:span text:style-name="T4">2.2</text:span></text:a><text:a xlink:type="simple" xlink:href="#_Toc211722989" text:style-name="Index_20_Link" text:visited-style-name="Index_20_Link"><text:span text:style-name="T6"><text:tab/></text:span></text:a><text:a xlink:type="simple" xlink:href="#_Toc211722989" text:style-name="Index_20_Link" text:visited-style-name="Index_20_Link"><text:span text:style-name="T4">Предполагаемое решение</text:span></text:a><text:a xlink:type="simple" xlink:href="#_Toc211722989" text:style-name="Index_20_Link" text:visited-style-name="Index_20_Link"><text:span text:style-name="T7"><text:tab/>4</text:span></text:a></text:p>
          <text:p text:style-name="P9"><text:a xlink:type="simple" xlink:href="#_Toc211722990" text:style-name="Index_20_Link" text:visited-style-name="Index_20_Link"><text:span text:style-name="T4">3.</text:span></text:a><text:a xlink:type="simple" xlink:href="#_Toc211722990" text:style-name="Index_20_Link" text:visited-style-name="Index_20_Link"><text:span text:style-name="T6"><text:tab/></text:span></text:a><text:a xlink:type="simple" xlink:href="#_Toc211722990" text:style-name="Index_20_Link" text:visited-style-name="Index_20_Link"><text:span text:style-name="T4">Требования к программному решению</text:span></text:a><text:a xlink:type="simple" xlink:href="#_Toc211722990" text:style-name="Index_20_Link" text:visited-style-name="Index_20_Link"><text:span text:style-name="T7"><text:tab/>4</text:span></text:a></text:p>
          <text:p text:style-name="P10"><text:a xlink:type="simple" xlink:href="#_Toc211722991" text:style-name="Index_20_Link" text:visited-style-name="Index_20_Link"><text:span text:style-name="T4">3.1</text:span></text:a><text:a xlink:type="simple" xlink:href="#_Toc211722991" text:style-name="Index_20_Link" text:visited-style-name="Index_20_Link"><text:span text:style-name="T6"><text:tab/></text:span></text:a><text:a xlink:type="simple" xlink:href="#_Toc211722991" text:style-name="Index_20_Link" text:visited-style-name="Index_20_Link"><text:span text:style-name="T4">Роли</text:span></text:a><text:a xlink:type="simple" xlink:href="#_Toc211722991" text:style-name="Index_20_Link" text:visited-style-name="Index_20_Link"><text:span text:style-name="T7"><text:tab/>4</text:span></text:a></text:p>
          <text:p text:style-name="P10"><text:a xlink:type="simple" xlink:href="#_Toc211722992" text:style-name="Index_20_Link" text:visited-style-name="Index_20_Link"><text:span text:style-name="T4">3.2</text:span></text:a><text:a xlink:type="simple" xlink:href="#_Toc211722992" text:style-name="Index_20_Link" text:visited-style-name="Index_20_Link"><text:span text:style-name="T6"><text:tab/></text:span></text:a><text:a xlink:type="simple" xlink:href="#_Toc211722992" text:style-name="Index_20_Link" text:visited-style-name="Index_20_Link"><text:span text:style-name="T4">Функциональные требования для роли Роль1</text:span></text:a><text:a xlink:type="simple" xlink:href="#_Toc211722992" text:style-name="Index_20_Link" text:visited-style-name="Index_20_Link"><text:span text:style-name="T7"><text:tab/>4</text:span></text:a></text:p>
          <text:p text:style-name="P11"><text:a xlink:type="simple" xlink:href="#_Toc211722993" text:style-name="Index_20_Link" text:visited-style-name="Index_20_Link"><text:span text:style-name="T4">3.2.1</text:span></text:a><text:a xlink:type="simple" xlink:href="#_Toc211722993" text:style-name="Index_20_Link" text:visited-style-name="Index_20_Link"><text:span text:style-name="T6"><text:tab/></text:span></text:a><text:a xlink:type="simple" xlink:href="#_Toc211722993" text:style-name="Index_20_Link" text:visited-style-name="Index_20_Link"><text:span text:style-name="T4">&lt;Use Case Name 1&gt;</text:span></text:a><text:a xlink:type="simple" xlink:href="#_Toc211722993" text:style-name="Index_20_Link" text:visited-style-name="Index_20_Link"><text:span text:style-name="T7"><text:tab/>4</text:span></text:a></text:p>
          <text:p text:style-name="P11"><text:a xlink:type="simple" xlink:href="#_Toc211722994" text:style-name="Index_20_Link" text:visited-style-name="Index_20_Link"><text:span text:style-name="T4">3.2.2</text:span></text:a><text:a xlink:type="simple" xlink:href="#_Toc211722994" text:style-name="Index_20_Link" text:visited-style-name="Index_20_Link"><text:span text:style-name="T6"><text:tab/></text:span></text:a><text:a xlink:type="simple" xlink:href="#_Toc211722994" text:style-name="Index_20_Link" text:visited-style-name="Index_20_Link"><text:span text:style-name="T4">&lt;Use Case Name 2&gt;</text:span></text:a><text:a xlink:type="simple" xlink:href="#_Toc211722994" text:style-name="Index_20_Link" text:visited-style-name="Index_20_Link"><text:span text:style-name="T7"><text:tab/>4</text:span></text:a></text:p>
          <text:p text:style-name="P10"><text:a xlink:type="simple" xlink:href="#_Toc211722995" text:style-name="Index_20_Link" text:visited-style-name="Index_20_Link"><text:span text:style-name="T4">3.3</text:span></text:a><text:a xlink:type="simple" xlink:href="#_Toc211722995" text:style-name="Index_20_Link" text:visited-style-name="Index_20_Link"><text:span text:style-name="T6"><text:tab/></text:span></text:a><text:a xlink:type="simple" xlink:href="#_Toc211722995" text:style-name="Index_20_Link" text:visited-style-name="Index_20_Link"><text:span text:style-name="T4">Функциональные требования для роли Роль2</text:span></text:a><text:a xlink:type="simple" xlink:href="#_Toc211722995" text:style-name="Index_20_Link" text:visited-style-name="Index_20_Link"><text:span text:style-name="T7"><text:tab/>4</text:span></text:a></text:p>
          <text:p text:style-name="P11"><text:a xlink:type="simple" xlink:href="#_Toc211722996" text:style-name="Index_20_Link" text:visited-style-name="Index_20_Link"><text:span text:style-name="T4">3.3.1</text:span></text:a><text:a xlink:type="simple" xlink:href="#_Toc211722996" text:style-name="Index_20_Link" text:visited-style-name="Index_20_Link"><text:span text:style-name="T6"><text:tab/></text:span></text:a><text:a xlink:type="simple" xlink:href="#_Toc211722996" text:style-name="Index_20_Link" text:visited-style-name="Index_20_Link"><text:span text:style-name="T4">&lt;Use Case Name 1&gt;</text:span></text:a><text:a xlink:type="simple" xlink:href="#_Toc211722996" text:style-name="Index_20_Link" text:visited-style-name="Index_20_Link"><text:span text:style-name="T7"><text:tab/>4</text:span></text:a></text:p>
          <text:p text:style-name="P11"><text:a xlink:type="simple" xlink:href="#_Toc211722997" text:style-name="Index_20_Link" text:visited-style-name="Index_20_Link"><text:span text:style-name="T4">3.3.2</text:span></text:a><text:a xlink:type="simple" xlink:href="#_Toc211722997" text:style-name="Index_20_Link" text:visited-style-name="Index_20_Link"><text:span text:style-name="T6"><text:tab/></text:span></text:a><text:a xlink:type="simple" xlink:href="#_Toc211722997" text:style-name="Index_20_Link" text:visited-style-name="Index_20_Link"><text:span text:style-name="T4">&lt;Use Case Name 2&gt;</text:span></text:a><text:a xlink:type="simple" xlink:href="#_Toc211722997" text:style-name="Index_20_Link" text:visited-style-name="Index_20_Link"><text:span text:style-name="T7"><text:tab/>4</text:span></text:a></text:p>
          <text:p text:style-name="P10"><text:a xlink:type="simple" xlink:href="#_Toc211722998" text:style-name="Index_20_Link" text:visited-style-name="Index_20_Link"><text:span text:style-name="T4">3.4</text:span></text:a><text:a xlink:type="simple" xlink:href="#_Toc211722998" text:style-name="Index_20_Link" text:visited-style-name="Index_20_Link"><text:span text:style-name="T6"><text:tab/></text:span></text:a><text:a xlink:type="simple" xlink:href="#_Toc211722998" text:style-name="Index_20_Link" text:visited-style-name="Index_20_Link"><text:span text:style-name="T4">Нефункциональные требования</text:span></text:a><text:a xlink:type="simple" xlink:href="#_Toc211722998" text:style-name="Index_20_Link" text:visited-style-name="Index_20_Link"><text:span text:style-name="T7"><text:tab/>4</text:span></text:a></text:p>
          <text:p text:style-name="P9"><text:a xlink:type="simple" xlink:href="#_Toc211722999" text:style-name="Index_20_Link" text:visited-style-name="Index_20_Link"><text:span text:style-name="T4">4.</text:span></text:a><text:a xlink:type="simple" xlink:href="#_Toc211722999" text:style-name="Index_20_Link" text:visited-style-name="Index_20_Link"><text:span text:style-name="T6"><text:tab/></text:span></text:a><text:a xlink:type="simple" xlink:href="#_Toc211722999" text:style-name="Index_20_Link" text:visited-style-name="Index_20_Link"><text:span text:style-name="T4">Обзор архитектуры</text:span></text:a><text:a xlink:type="simple" xlink:href="#_Toc211722999" text:style-name="Index_20_Link" text:visited-style-name="Index_20_Link"><text:span text:style-name="T7"><text:tab/>5</text:span></text:a></text:p>
          <text:p text:style-name="P11"><text:a xlink:type="simple" xlink:href="#_Toc211723000" text:style-name="Index_20_Link" text:visited-style-name="Index_20_Link"><text:span text:style-name="T4">4.1.1</text:span></text:a><text:a xlink:type="simple" xlink:href="#_Toc211723000" text:style-name="Index_20_Link" text:visited-style-name="Index_20_Link"><text:span text:style-name="T6"><text:tab/></text:span></text:a><text:a xlink:type="simple" xlink:href="#_Toc211723000" text:style-name="Index_20_Link" text:visited-style-name="Index_20_Link"><text:span text:style-name="T4">Компонентная модель системы</text:span></text:a><text:a xlink:type="simple" xlink:href="#_Toc211723000" text:style-name="Index_20_Link" text:visited-style-name="Index_20_Link"><text:span text:style-name="T7"><text:tab/>5</text:span></text:a></text:p>
          <text:p text:style-name="P12"><text:a xlink:type="simple" xlink:href="#_Toc211723001" text:style-name="Index_20_Link" text:visited-style-name="Index_20_Link"><text:span text:style-name="T4">4.1.1.1</text:span></text:a><text:a xlink:type="simple" xlink:href="#_Toc211723001" text:style-name="Index_20_Link" text:visited-style-name="Index_20_Link"><text:span text:style-name="T6"><text:tab/></text:span></text:a><text:a xlink:type="simple" xlink:href="#_Toc211723001" text:style-name="Index_20_Link" text:visited-style-name="Index_20_Link"><text:span text:style-name="T4">Компонент 1</text:span></text:a><text:a xlink:type="simple" xlink:href="#_Toc211723001" text:style-name="Index_20_Link" text:visited-style-name="Index_20_Link"><text:span text:style-name="T7"><text:tab/>5</text:span></text:a></text:p>
          <text:p text:style-name="P12"><text:a xlink:type="simple" xlink:href="#_Toc211723002" text:style-name="Index_20_Link" text:visited-style-name="Index_20_Link"><text:span text:style-name="T4">4.1.1.2</text:span></text:a><text:a xlink:type="simple" xlink:href="#_Toc211723002" text:style-name="Index_20_Link" text:visited-style-name="Index_20_Link"><text:span text:style-name="T6"><text:tab/></text:span></text:a><text:a xlink:type="simple" xlink:href="#_Toc211723002" text:style-name="Index_20_Link" text:visited-style-name="Index_20_Link"><text:span text:style-name="T4">Компонент 2</text:span></text:a><text:a xlink:type="simple" xlink:href="#_Toc211723002" text:style-name="Index_20_Link" text:visited-style-name="Index_20_Link"><text:span text:style-name="T7"><text:tab/>5</text:span></text:a></text:p>
          <text:p text:style-name="P11"><text:a xlink:type="simple" xlink:href="#_Toc211723003" text:style-name="Index_20_Link" text:visited-style-name="Index_20_Link"><text:span text:style-name="T4">4.1.2</text:span></text:a><text:a xlink:type="simple" xlink:href="#_Toc211723003" text:style-name="Index_20_Link" text:visited-style-name="Index_20_Link"><text:span text:style-name="T6"><text:tab/></text:span></text:a><text:a xlink:type="simple" xlink:href="#_Toc211723003" text:style-name="Index_20_Link" text:visited-style-name="Index_20_Link"><text:span text:style-name="T4">Компоненты сторонних производителей</text:span></text:a><text:a xlink:type="simple" xlink:href="#_Toc211723003" text:style-name="Index_20_Link" text:visited-style-name="Index_20_Link"><text:span text:style-name="T7"><text:tab/>5</text:span></text:a></text:p>
          <text:p text:style-name="P11"><text:a xlink:type="simple" xlink:href="#_Toc211723004" text:style-name="Index_20_Link" text:visited-style-name="Index_20_Link"><text:span text:style-name="T4">4.1.3</text:span></text:a><text:a xlink:type="simple" xlink:href="#_Toc211723004" text:style-name="Index_20_Link" text:visited-style-name="Index_20_Link"><text:span text:style-name="T6"><text:tab/></text:span></text:a><text:a xlink:type="simple" xlink:href="#_Toc211723004" text:style-name="Index_20_Link" text:visited-style-name="Index_20_Link"><text:span text:style-name="T4">Схема развертывания приложения</text:span></text:a><text:a xlink:type="simple" xlink:href="#_Toc211723004" text:style-name="Index_20_Link" text:visited-style-name="Index_20_Link"><text:span text:style-name="T7"><text:tab/>5</text:span></text:a></text:p>
          <text:p text:style-name="P9"><text:a xlink:type="simple" xlink:href="#_Toc211723005" text:style-name="Index_20_Link" text:visited-style-name="Index_20_Link"><text:span text:style-name="T4">5.</text:span></text:a><text:a xlink:type="simple" xlink:href="#_Toc211723005" text:style-name="Index_20_Link" text:visited-style-name="Index_20_Link"><text:span text:style-name="T6"><text:tab/></text:span></text:a><text:a xlink:type="simple" xlink:href="#_Toc211723005" text:style-name="Index_20_Link" text:visited-style-name="Index_20_Link"><text:span text:style-name="T4">Допущения и ограничения</text:span></text:a><text:a xlink:type="simple" xlink:href="#_Toc211723005" text:style-name="Index_20_Link" text:visited-style-name="Index_20_Link"><text:span text:style-name="T7"><text:tab/>5</text:span></text:a></text:p>
          <text:p text:style-name="P9"><text:a xlink:type="simple" xlink:href="#_Toc211723006" text:style-name="Index_20_Link" text:visited-style-name="Index_20_Link"><text:span text:style-name="T4">6.</text:span></text:a><text:a xlink:type="simple" xlink:href="#_Toc211723006" text:style-name="Index_20_Link" text:visited-style-name="Index_20_Link"><text:span text:style-name="T6"><text:tab/></text:span></text:a><text:a xlink:type="simple" xlink:href="#_Toc211723006" text:style-name="Index_20_Link" text:visited-style-name="Index_20_Link"><text:span text:style-name="T4">Известные проблемы</text:span></text:a><text:a xlink:type="simple" xlink:href="#_Toc211723006" text:style-name="Index_20_Link" text:visited-style-name="Index_20_Link"><text:span text:style-name="T7"><text:tab/>6</text:span></text:a></text:p>
          <text:p text:style-name="P10"><text:a xlink:type="simple" xlink:href="#_Toc211723007" text:style-name="Index_20_Link" text:visited-style-name="Index_20_Link"><text:span text:style-name="T4">6.1</text:span></text:a><text:a xlink:type="simple" xlink:href="#_Toc211723007" text:style-name="Index_20_Link" text:visited-style-name="Index_20_Link"><text:span text:style-name="T6"><text:tab/></text:span></text:a><text:a xlink:type="simple" xlink:href="#_Toc211723007" text:style-name="Index_20_Link" text:visited-style-name="Index_20_Link"><text:span text:style-name="T4">Невысокая производительность приложения</text:span></text:a><text:a xlink:type="simple" xlink:href="#_Toc211723007" text:style-name="Index_20_Link" text:visited-style-name="Index_20_Link"><text:span text:style-name="T7"><text:tab/>6</text:span></text:a></text:p>
        </text:index-body>
      </text:table-of-content>
      <text:p text:style-name="P30"/>
      <text:p text:style-name="P31"><text:span text:style-name="T17"><text:title>Техническое описание проекта по курсу ООАД</text:title></text:span><text:s/></text:p>
      <text:h text:style-name="P49" text:outline-level="1"><text:bookmark-start text:name="_Toc456598586"/><text:bookmark-start text:name="_Toc456600917"/><text:bookmark-start text:name="_Ref211717649"/><text:bookmark-start text:name="_Toc211722981"/>Введение<text:bookmark-end text:name="_Toc456598586"/><text:bookmark-end text:name="_Toc211722981"/></text:h>
      <text:h text:style-name="P52" text:outline-level="2"><text:bookmark-start text:name="_Toc4565985861"/><text:bookmark-end text:name="_Ref211717649"/><text:bookmark-end text:name="_Toc456600917"/>Цель<text:bookmark-end text:name="_Toc4565985861"/></text:h>
      <text:p text:style-name="P14">Данный документ представляет собой техническое описание проекта <text:span text:style-name="Strong_20_Emphasis">"Бот для планирования жизни"</text:span> и содержит основные требования к разрабатываемой программной системе, а также описание архитектуры программного решения. Цель проекта заключается в создании Telegram-бота, который позволит пользователям эффективно планировать свое расписание, управлять задачами и событиями, получать уведомления и напоминания, а также интегрировать планировщик с внешними календарями, такими как Google Calendar.</text:p>
      <text:h text:style-name="P52" text:outline-level="2"><text:bookmark-start text:name="_Toc211722983"/>Область действия<text:bookmark-end text:name="_Toc211722983"/></text:h>
      <text:p text:style-name="P14">Документ разработан в рамках проекта <text:span text:style-name="Strong_20_Emphasis">"Бот для планирования жизни"</text:span> на основе стандартного шаблона и предназначен для использования студентами ФИТ и преподавателями дисциплины ООАД. Он предоставляет подробную информацию о функциональности и архитектуре разрабатываемой системы, что позволит пользователям эффективно планировать свою жизнь с помощью автоматизированного помощника.</text:p>
      <text:h text:style-name="P52" text:outline-level="2"><text:bookmark-start text:name="_Toc211722984"/>Определения и сокращения<text:bookmark-end text:name="_Toc211722984"/></text:h>
      <text:p text:style-name="P13"><text:span text:style-name="T1">Таблица </text:span><text:span text:style-name="T2"><text:sequence text:ref-name="refTable0" text:name="Table" text:formula="ooow:Table+1" style:num-format="1">1</text:sequence></text:span><text:span text:style-name="T1">: Определения и сокращ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2">Термин</text:p>
          </table:table-cell>
          <table:table-cell table:style-name="Таблица1.A1" office:value-type="string">
            <text:p text:style-name="P32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2">Telegram Bot</text:p>
          </table:table-cell>
          <table:table-cell table:style-name="Таблица1.B2" office:value-type="string">
            <text:p text:style-name="P37">Автоматизированная программа, взаимодействующая с пользователями через мессенджер Telegram.</text:p>
          </table:table-cell>
        </table:table-row>
        <table:table-row table:style-name="Таблица1.1">
          <table:table-cell table:style-name="Таблица1.A3" office:value-type="string">
            <text:p text:style-name="P38">API</text:p>
          </table:table-cell>
          <table:table-cell table:style-name="Таблица1.B3" office:value-type="string">
            <text:p text:style-name="P39">Application Programming Interface — интерфейс для взаимодействия программного обеспечения.</text:p>
          </table:table-cell>
        </table:table-row>
        <table:table-row table:style-name="Таблица1.1">
          <table:table-cell table:style-name="Таблица1.A4" office:value-type="string">
            <text:p text:style-name="P29">Google Calendar</text:p>
          </table:table-cell>
          <table:table-cell table:style-name="Таблица1.B4" office:value-type="string">
            <text:p text:style-name="P5">Сервис онлайн-календаря от Google, используемый для планирования и отслеживания событий.</text:p>
          </table:table-cell>
        </table:table-row>
        <table:table-row table:style-name="Таблица1.1">
          <table:table-cell table:style-name="Таблица1.A5" office:value-type="string">
            <text:p text:style-name="P29">NLP</text:p>
          </table:table-cell>
          <table:table-cell table:style-name="Таблица1.B5" office:value-type="string">
            <text:p text:style-name="P5">Natural Language Processing — технология обработки естественного языка.</text:p>
          </table:table-cell>
        </table:table-row>
        <table:table-row table:style-name="Таблица1.1">
          <table:table-cell table:style-name="Таблица1.A6" office:value-type="string">
            <text:p text:style-name="P29">OAuth</text:p>
          </table:table-cell>
          <table:table-cell table:style-name="Таблица1.B6" office:value-type="string">
            <text:p text:style-name="P5">Open Authorization — протокол авторизации, позволяющий предоставлять доступ к ресурсам без передачи пароля.</text:p>
          </table:table-cell>
        </table:table-row>
        <table:table-row table:style-name="Таблица1.1">
          <table:table-cell table:style-name="Таблица1.A7" office:value-type="string">
            <text:p text:style-name="P29">SQLite</text:p>
          </table:table-cell>
          <table:table-cell table:style-name="Таблица1.B7" office:value-type="string">
            <text:p text:style-name="P5">Встраиваемая реляционная база данных, не требующая отдельного сервера для работы.</text:p>
          </table:table-cell>
        </table:table-row>
        <table:table-row table:style-name="Таблица1.1">
          <table:table-cell table:style-name="Таблица1.A8" office:value-type="string">
            <text:p text:style-name="P29">PostgreSQL</text:p>
          </table:table-cell>
          <table:table-cell table:style-name="Таблица1.B8" office:value-type="string">
            <text:p text:style-name="P5">Объектно-реляционная система управления базами данных с открытым исходным кодом.</text:p>
          </table:table-cell>
        </table:table-row>
        <table:table-row table:style-name="Таблица1.1">
          <table:table-cell table:style-name="Таблица1.A9" office:value-type="string">
            <text:p text:style-name="P29">ООАД</text:p>
          </table:table-cell>
          <table:table-cell table:style-name="Таблица1.B9" office:value-type="string">
            <text:p text:style-name="P5">Объектно-ориентированный анализ и дизайн — методология разработки программного обеспечения.</text:p>
          </table:table-cell>
        </table:table-row>
        <table:table-row table:style-name="Таблица1.1">
          <table:table-cell table:style-name="Таблица1.A10" office:value-type="string">
            <text:p text:style-name="P29">JSON</text:p>
          </table:table-cell>
          <table:table-cell table:style-name="Таблица1.B10" office:value-type="string">
            <text:p text:style-name="P5">JavaScript Object Notation — текстовый формат обмена данными, основанный на синтаксисе JavaScript.</text:p>
          </table:table-cell>
        </table:table-row>
        <table:table-row table:style-name="Таблица1.1">
          <table:table-cell table:style-name="Таблица1.A11" office:value-type="string">
            <text:p text:style-name="P29">REST</text:p>
          </table:table-cell>
          <table:table-cell table:style-name="Таблица1.B11" office:value-type="string">
            <text:p text:style-name="P4">Representational State Transfer — архитектурный стиль взаимодействия компонентов распределенной системы в сети.</text:p>
          </table:table-cell>
        </table:table-row>
      </table:table>
      <text:h text:style-name="P55" text:outline-level="2">Ссылки</text:h>
      <text:p text:style-name="P14">В тексте содержатся ссылки на следующие документы:</text:p>
      <text:list xml:id="list976413659" text:style-name="L1">
        <text:list-item>
          <text:p text:style-name="P62"><text:soft-page-break/>Google Calendar API Documentation, v3 — Документация по API Google Calendar.</text:p>
        </text:list-item>
        <text:list-item>
          <text:p text:style-name="P62">Telegram Bot API Documentation — Документация по API для создания и управления ботами в Telegram.</text:p>
        </text:list-item>
        <text:list-item>
          <text:p text:style-name="P62">OAuth 2.0 Authorization Framework — Стандарт авторизации для предоставления доступа к защищенным ресурсам.</text:p>
        </text:list-item>
        <text:list-item>
          <text:p text:style-name="P62">SQLite Documentation — Документация по базе данных SQLite.</text:p>
        </text:list-item>
        <text:list-item>
          <text:p text:style-name="P62"><text:a xlink:type="simple" xlink:href="https://www.postgresql.org/docs/" office:target-frame-name="_new" xlink:show="replace" text:style-name="Internet_20_link" text:visited-style-name="Visited_20_Internet_20_Link">PostgreSQL Documentation</text:a> — Документация по базе данных PostgreSQL.</text:p>
        </text:list-item>
        <text:list-item>
          <text:p text:style-name="P62"><text:a xlink:type="simple" xlink:href="https://www.nltk.org/" office:target-frame-name="_new" xlink:show="replace" text:style-name="Internet_20_link" text:visited-style-name="Visited_20_Internet_20_Link">Natural Language Processing (NLP)</text:a> — Ресурсы по обработке естественного языка.</text:p>
        </text:list-item>
        <text:list-item>
          <text:p text:style-name="P61">ООАД: Учебник — Учебник по объектно-ориентированному анализу и дизайну.</text:p>
        </text:list-item>
      </text:list>
      <text:p text:style-name="P14"><text:span text:style-name="T1">Ссылки приводятся в виде [</text:span><text:span text:style-name="T8">N</text:span><text:span text:style-name="T1">], где </text:span><text:span text:style-name="T8">N</text:span><text:span text:style-name="T1"> – номер документа в вышеприведенном списке.</text:span></text:p>
      <text:h text:style-name="P52" text:outline-level="2"><text:bookmark-start text:name="_Toc211722986"/>Краткое описание<text:bookmark-end text:name="_Toc211722986"/></text:h>
      <text:p text:style-name="P14">Содержание данного документа построено таким образом, чтобы дать ответы на следующие вопросы:</text:p>
      <text:list xml:id="list2555933738" text:style-name="L2">
        <text:list-item>
          <text:p text:style-name="P63"><text:span text:style-name="Strong_20_Emphasis">Какие проблемы предметной области должен решать будущий программный продукт?</text:span></text:p>
          <text:p text:style-name="P63">Пользователи часто сталкиваются с проблемой организации своего времени и планирования повседневных задач. Существующие решения могут быть неудобными или требовать установки дополнительных приложений. Необходим инструмент, который будет доступен в привычном мессенджере и позволит эффективно управлять расписанием.</text:p>
        </text:list-item>
        <text:list-item>
          <text:p text:style-name="P63"><text:span text:style-name="Strong_20_Emphasis">Посредством какой функциональности системы будет достигнуто решение проблем предметной области?</text:span></text:p>
          <text:p text:style-name="P63">Бот предоставляет функции создания и управления событиями, установки напоминаний, интеграции с внешними календарями и поддержки естественного языка для удобства ввода информации.</text:p>
        </text:list-item>
        <text:list-item>
          <text:p text:style-name="P63"><text:span text:style-name="Strong_20_Emphasis">Какова архитектура программного решения?</text:span></text:p>
          <text:p text:style-name="P63">Система построена на основе клиент-серверной архитектуры с использованием API Telegram для взаимодействия с пользователями, базы данных для хранения информации и интеграции с внешними сервисами через соответствующие API.</text:p>
        </text:list-item>
      </text:list>
      <text:p text:style-name="P14"><text:span text:style-name="T1">Описание предметной области и проблем, для решения которых предназначен будущий программный продукт, приведены в разделе </text:span><text:span text:style-name="T1"><text:bookmark-ref text:reference-format="number" text:ref-name="_Ref211717179">3</text:bookmark-ref></text:span><text:span text:style-name="T1">. </text:span></text:p>
      <text:p text:style-name="P14"><text:span text:style-name="T1">Раздел </text:span><text:span text:style-name="T1"><text:bookmark-ref text:reference-format="number" text:ref-name="_Ref211720613">4</text:bookmark-ref></text:span><text:span text:style-name="T1"><text:s/>содержит описание требований к программному решению, раздел </text:span><text:span text:style-name="T1"><text:bookmark-ref text:reference-format="number" text:ref-name="_Ref211720636"/></text:span><text:span text:style-name="T1"><text:s/>– описание архитектуры выбранного решения.</text:span></text:p>
      <text:h text:style-name="P49" text:outline-level="1"><text:bookmark-start text:name="_Ref211717182"/><text:bookmark-start text:name="_Toc458576593"/><text:bookmark-start text:name="_Toc211722987"/><text:bookmark-start text:name="_Toc447095882"/></text:h>
      <text:h text:style-name="P50" text:outline-level="1"><text:bookmark-start text:name="_Ref211717179"/>Предметная область<text:span text:style-name="T14"> </text:span>проекта<text:bookmark-end text:name="_Ref211717179"/><text:bookmark-end text:name="_Toc447095882"/><text:bookmark-end text:name="_Ref211717182"/></text:h>
      <text:p text:style-name="P65">В условиях современной жизни пользователи все чаще сталкиваются с проблемами организации времени, особенно из-за необходимости использования разных инструментов для планирования и коммуникации. Проект <text:span text:style-name="Strong_20_Emphasis">LifeSync</text:span> предлагает решение этих проблем, предоставляя простой и удобный инструмент для управления расписанием, задачами и событиями через привычный интерфейс мессенджера Telegram.</text:p>
      <text:h text:style-name="P52" text:outline-level="2"><text:bookmark-start text:name="_Toc511855719"/><text:bookmark-start text:name="_Toc4470958821"/><text:bookmark-end text:name="_Toc211722987"/><text:bookmark-end text:name="_Toc458576593"/>Существующие проблемы<text:bookmark-end text:name="_Toc511855719"/></text:h>
      <text:h text:style-name="P59" text:outline-level="4" text:is-list-header="true">3.1.1 Суть проблемы</text:h>
      <text:p text:style-name="Text_20_body">Основная проблема заключается в том, что пользователи вынуждены переключаться между различными платформами и приложениями для управления временем (например, Google Calendar, Trello, Outlook). Это приводит к тому, что планирование становится более трудоемким, а ошибки и пропущенные события случаются чаще. Также пользователям сложно быстро вносить данные о новых событиях или задачах, особенно в ситуации нехватки времени или в дороге.</text:p>
      <text:p text:style-name="Text_20_body">Кроме того, большинство планировщиков не предоставляют простой и интуитивный способ напоминания, который был бы встроен в повседневную коммуникационную среду, такую как мессенджеры.</text:p>
      <text:h text:style-name="Heading_20_4" text:outline-level="4" text:is-list-header="true">3.1.2 Причины и влияние</text:h>
      <text:list xml:id="list2765432244" text:style-name="L3">
        <text:list-item>
          <text:p text:style-name="P70"><text:span text:style-name="Strong_20_Emphasis">Разрозненность платформ</text:span>: пользователи вынуждены использовать разные приложения для различных аспектов планирования, что снижает эффективность управления временем. Это требует большего внимания и усилий, а также может привести к пропущенным задачам.</text:p>
        </text:list-item>
        <text:list-item>
          <text:p text:style-name="P70"><text:span text:style-name="Strong_20_Emphasis">Сложности ввода данных</text:span>: классические планировщики требуют формального и точного ввода информации через неудобные интерфейсы, что может отпугнуть пользователей, особенно тех, кто не привык работать с подобными инструментами.</text:p>
        </text:list-item>
        <text:list-item>
          <text:p text:style-name="P70"><text:span text:style-name="Strong_20_Emphasis">Отсутствие централизованного уведомления</text:span>: пользователи могут забывать о важных событиях, если планировщик не интегрирован с системой, которой они часто пользуются (например, Telegram). В итоге многие события остаются без напоминаний или отправляются в неподходящее время.</text:p>
        </text:list-item>
      </text:list>
      <text:h text:style-name="Heading_20_4" text:outline-level="4" text:is-list-header="true">3.1.3 Пути решения</text:h>
      <text:list xml:id="list2850070360" text:style-name="L4">
        <text:list-item>
          <text:p text:style-name="P71"><text:span text:style-name="Strong_20_Emphasis">Интеграция с Telegram</text:span>: LifeSync позволяет пользователям планировать свои дела и управлять событиями, не выходя из мессенджера, которым они уже активно пользуются. Это устраняет необходимость переключаться между различными приложениями и создает единое рабочее пространство для коммуникации и планирования.</text:p>
        </text:list-item>
        <text:list-item>
          <text:p text:style-name="P71"><text:span text:style-name="Strong_20_Emphasis">Использование NLP</text:span>: Встроенная обработка естественного языка (NLP) упрощает процесс ввода данных. Пользователь может просто написать боту в привычной форме, например, "Напомни о встрече с клиентом в пятницу в 10:00", и LifeSync автоматически создаст соответствующее событие. Это делает процесс планирования более естественным и быстрым.</text:p>
        </text:list-item>
        <text:list-item>
          <text:p text:style-name="P71"><text:span text:style-name="Strong_20_Emphasis">Синхронизация с внешними календарями</text:span>: LifeSync поддерживает интеграцию с Google Calendar и другими сервисами через соответствующие API, что позволяет пользователям сохранять все события в одном месте, даже если они создаются в разных системах. Это позволяет объединить разные аспекты планирования и предоставляет пользователям удобный способ управления задачами и событиями.</text:p>
        </text:list-item>
      </text:list>
      <text:p text:style-name="P65"/>
      <text:list xml:id="list4092556299" text:style-name="WWNum12">
        <text:list-item>
          <text:list>
            <text:list-item>
              <text:h text:style-name="P53" text:outline-level="2"><text:bookmark-start text:name="_Toc211722989"/>Предполагаемое решение<text:bookmark-end text:name="_Toc211722989"/></text:h>
            </text:list-item>
          </text:list>
        </text:list-item>
      </text:list>
      <text:p text:style-name="P66">Проект предлагает бота, который позволяет создавать и управлять событиями через Telegram, отправлять уведомления и синхронизироваться с внешними календарями, что упрощает организацию времени и повышает продуктивность.</text:p>
      <text:p text:style-name="P66"><text:soft-page-break/></text:p>
      <text:h text:style-name="P49" text:outline-level="1"><text:bookmark-start text:name="_Ref80640012"/><text:bookmark-start text:name="_Ref211720613"/><text:bookmark-start text:name="_Toc211722990"/><text:bookmark-start text:name="_Toc5118557191"/><text:bookmark-end text:name="_Toc4470958821"/>Требования к программному <text:bookmark-end text:name="_Ref80640012"/><text:bookmark-end text:name="_Ref211720613"/>решению<text:bookmark-end text:name="_Toc211722990"/><text:bookmark-end text:name="_Toc5118557191"/></text:h>
      <text:p text:style-name="P14"><text:span text:style-name="T1">Данный раздел описывает требования к программной системе, разрабатываемой в рамках проекта <text:s/></text:span><text:span text:style-name="Body_20_Reference_20_Char"><text:span text:style-name="T4"><text:subject>&lt;Название проекта&gt;</text:subject></text:span></text:span><text:span text:style-name="Body_20_Reference_20_Char"><text:span text:style-name="T4">.</text:span></text:span></text:p>
      <text:h text:style-name="P52" text:outline-level="2"><text:bookmark-start text:name="_Toc211722991"/>Роли<text:bookmark-end text:name="_Toc211722991"/></text:h>
      <text:p text:style-name="P14"><text:span text:style-name="T10">[Как не сложно заметить, роль – это </text:span><text:span text:style-name="T11">actor</text:span><text:span text:style-name="T10"> в терминах </text:span><text:span text:style-name="T11">UML</text:span><text:span text:style-name="T10">] </text:span></text:p>
      <text:p text:style-name="P64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2435776471" text:style-name="WWNum9">
        <text:list-item>
          <text:p text:style-name="P67"><text:span text:style-name="T15">&lt;</text:span><text:span text:style-name="T16">Роль1</text:span><text:span text:style-name="T15">&gt;</text:span><text:span text:style-name="T16"> – </text:span><text:span text:style-name="T15">&lt;</text:span><text:span text:style-name="T16">краткое описание роли</text:span><text:span text:style-name="T15">&gt;</text:span></text:p>
        </text:list-item>
        <text:list-item>
          <text:p text:style-name="P67"><text:span text:style-name="T15">&lt;</text:span><text:span text:style-name="T16">Роль2</text:span><text:span text:style-name="T15">&gt;</text:span><text:span text:style-name="T16"> – </text:span><text:span text:style-name="T15">&lt;</text:span><text:span text:style-name="T16">краткое описание роли</text:span><text:span text:style-name="T15">&gt;</text:span></text:p>
          <text:list>
            <text:list-item>
              <text:h text:style-name="P54" text:outline-level="2"><text:bookmark-start text:name="_Ref211717671"/><text:bookmark-start text:name="_Toc211722992"/><text:bookmark-start text:name="_Ref534795255"/><text:bookmark-start text:name="_Ref211717636"/>Функциональн<text:bookmark-end text:name="_Ref211717636"/>ые требования для роли Роль1<text:bookmark-end text:name="_Ref211717671"/><text:bookmark-end text:name="_Toc211722992"/><text:bookmark-end text:name="_Ref534795255"/></text:h>
            </text:list-item>
          </text:list>
        </text:list-item>
      </text:list>
      <text:p text:style-name="P8"><text:span text:style-name="T1">сссссс сделать описание требований к системе в соответствии с </text:span><text:span text:style-name="T8">Use</text:span><text:span text:style-name="T1">-</text:span><text:span text:style-name="T8">Case</text:span><text:span text:style-name="T1"> моделью. Для каждой роли необходимо ввести отдельный пункт 2-го уровня, такой как </text:span><text:span text:style-name="T1"><text:bookmark-ref text:reference-format="number" text:ref-name="_Ref211717671">a</text:bookmark-ref></text:span><text:span text:style-name="T1">]</text:span></text:p>
      <text:h text:style-name="P57" text:outline-level="3"><text:bookmark-start text:name="_Toc211722993"/>&lt;Use Case Name 1&gt;<text:bookmark-end text:name="_Toc211722993"/></text:h>
      <text:p text:style-name="P8"><text:span text:style-name="T1">[В этом пункте необходимо сделать описание данного </text:span><text:span text:style-name="T8">Use</text:span><text:span text:style-name="T1">-</text:span><text:span text:style-name="T8">Case</text:span><text:span text:style-name="T1">.]</text:span></text:p>
      <text:h text:style-name="P57" text:outline-level="3"><text:bookmark-start text:name="_Toc211722994"/>&lt;Use Case Name 2&gt;<text:bookmark-end text:name="_Toc211722994"/></text:h>
      <text:p text:style-name="P42">[В этом пункте необходимо сделать описание данного Use-Case.]</text:p>
      <text:h text:style-name="P52" text:outline-level="2"><text:bookmark-start text:name="_Toc211722995"/>Функциональные требования для роли Роль2<text:bookmark-end text:name="_Toc211722995"/></text:h>
      <text:h text:style-name="P57" text:outline-level="3"><text:bookmark-start text:name="_Toc211722996"/>&lt;Use Case Name 1&gt;<text:bookmark-end text:name="_Toc211722996"/></text:h>
      <text:p text:style-name="P8"><text:span text:style-name="T1">[В этом пункте необходимо сделать описание данного </text:span><text:span text:style-name="T8">Use</text:span><text:span text:style-name="T1">-</text:span><text:span text:style-name="T8">Case</text:span><text:span text:style-name="T1">.]</text:span></text:p>
      <text:h text:style-name="P57" text:outline-level="3"><text:bookmark-start text:name="_Toc211722997"/>&lt;Use Case Name 2&gt;<text:bookmark-end text:name="_Toc211722997"/></text:h>
      <text:p text:style-name="P8"><text:span text:style-name="T1">[В этом пункте необходимо сделать описание данного </text:span><text:span text:style-name="T8">Use</text:span><text:span text:style-name="T1">-</text:span><text:span text:style-name="T8">Case</text:span><text:span text:style-name="T1">.]</text:span></text:p>
      <text:h text:style-name="P52" text:outline-level="2"><text:bookmark-start text:name="_Toc533580191"/><text:bookmark-start text:name="_Toc211722998"/>Нефункциональные требования<text:bookmark-start text:name="_Ref534795257"/><text:bookmark-end text:name="_Toc533580191"/><text:bookmark-end text:name="_Toc211722998"/><text:bookmark text:name="_Toc533580194"/><text:bookmark text:name="_Toc533580195"/><text:bookmark text:name="_Toc533580199"/><text:bookmark text:name="_Toc533580200"/><text:bookmark text:name="_Toc533580201"/><text:bookmark text:name="_Toc530305843"/></text:h>
      <text:p text:style-name="P42">[В этом пункте необходимо описать нефункциональные требования, такие как:</text:p>
      <text:list xml:id="list3879310811" text:style-name="WWNum10">
        <text:list-item>
          <text:p text:style-name="P44">Производительность</text:p>
        </text:list-item>
        <text:list-item>
          <text:p text:style-name="P44">Масштабируемость</text:p>
        </text:list-item>
        <text:list-item>
          <text:p text:style-name="P44">Ограничения по используемым компонентам</text:p>
        </text:list-item>
        <text:list-item>
          <text:p text:style-name="P46"><text:span text:style-name="T1">Необходимость миграции данных из </text:span><text:span text:style-name="T8">legacy</text:span><text:span text:style-name="T1"> систем</text:span></text:p>
        </text:list-item>
        <text:list-item>
          <text:p text:style-name="P44">И т.д.]</text:p>
        </text:list-item>
        <text:list-item>
          <text:h text:style-name="P51" text:outline-level="1"><text:bookmark-start text:name="OLE_LINK2"/><text:bookmark-start text:name="_Ref211720636"/><text:bookmark-start text:name="_Toc211722999"/>Обзор архитектуры<text:bookmark-end text:name="OLE_LINK2"/><text:bookmark-end text:name="_Toc211722999"/></text:h>
        </text:list-item>
      </text:list>
      <text:p text:style-name="P64"><text:bookmark-end text:name="_Ref211720636"/>Этот раздел описывает архитектуру системы.<text:bookmark-end text:name="_Ref534795257"/></text:p>
      <text:h text:style-name="P57" text:outline-level="3"><text:bookmark-start text:name="_Toc211723000"/>Компонентная модель системы<text:bookmark-end text:name="_Toc211723000"/></text:h>
      <text:p text:style-name="P14"><text:span text:style-name="T10">[Здесь приводится </text:span><text:span text:style-name="T11">Component</text:span><text:span text:style-name="T10"> </text:span><text:span text:style-name="T11">diagram</text:span><text:span text:style-name="T10"> <text:s/>- диаграмма компонентов системы, со связями между компонентами <text:s/>и интерфейсами между ними, а также описание их взаимодействия. Для каждого компонента дается краткое описание его места и предназначения в системе]</text:span></text:p>
      <text:h text:style-name="P58" text:outline-level="4"><text:bookmark-start text:name="_Toc211723001"/><text:soft-page-break/>Компонент 1<text:bookmark-end text:name="_Toc211723001"/></text:h>
      <text:p text:style-name="P14"><text:span text:style-name="T10">[Здесь приводится более подробное описание предназначения компонента и </text:span><text:span text:style-name="T11">Package</text:span><text:span text:style-name="T10"> </text:span><text:span text:style-name="T11">diagram</text:span><text:span text:style-name="T10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1">use</text:span><text:span text:style-name="T10">-</text:span><text:span text:style-name="T11">case</text:span><text:span text:style-name="T10"> реализациях]</text:span></text:p>
      <text:h text:style-name="P58" text:outline-level="4"><text:bookmark-start text:name="_Toc211723002"/>Компонент 2<text:bookmark-end text:name="_Toc211723002"/></text:h>
      <text:p text:style-name="P14"><text:bookmark-start text:name="_Toc211723003"/><text:span text:style-name="T10">[Здесь приводится более подробное описание предназначения компонента и </text:span><text:span text:style-name="T11">Package</text:span><text:span text:style-name="T10"> </text:span><text:span text:style-name="T11">diagram</text:span><text:span text:style-name="T10"> – диаграмма пакетов, из которых состоит данный компонент. Обязательно выделение на диаграмме интерфейсов пакета, служащих для связи с другими пакетами (фасад пакета), а также ключевых классов, используемых другими пакетами в </text:span><text:span text:style-name="T11">use</text:span><text:span text:style-name="T10">-</text:span><text:span text:style-name="T11">case</text:span><text:span text:style-name="T10"> реализациях]</text:span></text:p>
      <text:h text:style-name="P57" text:outline-level="3">Компоненты сторонних производителей<text:bookmark-end text:name="_Toc211723003"/></text:h>
      <text:p text:style-name="P68">[Здесь приводится список использованных компонент сторонних производителей, использованных при разработке системы, с указанием их предназначения в системе]</text:p>
      <text:h text:style-name="P57" text:outline-level="3"><text:bookmark-start text:name="_Toc211723004"/>Схема развертывания приложения<text:bookmark-end text:name="_Toc211723004"/></text:h>
      <text:p text:style-name="P14"><text:span text:style-name="T10">[Здесь приводится </text:span><text:span text:style-name="T11">Deployment</text:span><text:span text:style-name="T10"> </text:span><text:span text:style-name="T11">diagram</text:span><text:span text:style-name="T10"> <text:s/>- диаграмма развертывания системы, со связями между узлами и указанием способа связи (протокола). На диаграмме обязательно указать, какие компоненты находятся на том или ином узле]</text:span></text:p>
      <text:h text:style-name="P49" text:outline-level="1"><text:bookmark-start text:name="_Toc211723005"/><text:bookmark-start text:name="_Ref535409726"/><text:bookmark-start text:name="_Ref535409729"/>Допущения и ограничения<text:bookmark-end text:name="_Toc211723005"/><text:bookmark-end text:name="_Ref535409726"/><text:bookmark-end text:name="_Ref535409729"/></text:h>
      <text:p text:style-name="P42">[Краткое описание допущений, <text:s/>которые подразумевает данный проект, и любых ограничений (например, по бюджету, участникам, требуемому оборудованию, срокам и т.п.), накладываемых на его выполнение.]</text:p>
      <text:p text:style-name="P69">Пример: При разработке проекта принято допущение, что число транзакций в единицу времени значительно (более чем <text:s/>в 10 раз) снижается в ночное время, что позволяет в период с 01:00 до 6:00 производить автоматическое обновление программного обеспечения системы, требующее полной перезагрузки и остановки сервиса на период до 5 минут. </text:p>
      <text:p text:style-name="P14"><text:bookmark-start text:name="_Ref535397146"/><text:bookmark-start text:name="_Ref4498734"/><text:bookmark-start text:name="_Toc530305859"/></text:p>
      <text:h text:style-name="P49" text:outline-level="1"><text:bookmark-start text:name="_Ref4498737"/><text:bookmark-start text:name="_Ref78059594"/></text:h>
      <text:h text:style-name="P50" text:outline-level="1"><text:bookmark-start text:name="_Toc211723006"/><text:bookmark-start text:name="_Ref535397143"/><text:bookmark-start text:name="_Ref78059595"/>Известные проблемы<text:bookmark-end text:name="_Toc211723006"/><text:bookmark-end text:name="_Ref535397143"/><text:bookmark-end text:name="_Ref78059595"/><text:bookmark-end text:name="_Ref78059594"/><text:bookmark-end text:name="_Ref4498737"/><text:bookmark-end text:name="_Toc530305859"/><text:bookmark-end text:name="_Ref535397146"/></text:h>
      <text:p text:style-name="P64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p>
      <text:h text:style-name="P56" text:outline-level="2"><text:bookmark-start text:name="_Toc211723007"/>Невысокая производительность приложения<text:bookmark-end text:name="_Toc211723007"/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5">Проблема</text:p>
          </table:table-cell>
          <table:table-cell table:style-name="Таблица2.B1" office:value-type="string">
            <text:p text:style-name="P40">Производительность приложения экспоненциально деградирует при общем числе пользователей выше 10000 и числе одновременных сессий выше 100.</text:p>
          </table:table-cell>
        </table:table-row>
        <table:table-row table:style-name="Таблица2.1">
          <table:table-cell table:style-name="Таблица2.A1" office:value-type="string">
            <text:p text:style-name="P34">Ранг</text:p>
          </table:table-cell>
          <table:table-cell table:style-name="Таблица2.B2" office:value-type="string">
            <text:p text:style-name="P41">10 (высокий)</text:p>
          </table:table-cell>
        </table:table-row>
        <table:table-row table:style-name="Таблица2.1">
          <table:table-cell table:style-name="Таблица2.A1" office:value-type="string">
            <text:p text:style-name="P34">Влияние на проект</text:p>
          </table:table-cell>
          <table:table-cell table:style-name="Таблица2.B3" office:value-type="string">
            <text:p text:style-name="P41">Невозможность использования системы при числе пользователей более 10000.</text:p>
          </table:table-cell>
        </table:table-row>
        <table:table-row table:style-name="Таблица2.1">
          <table:table-cell table:style-name="Таблица2.A1" office:value-type="string">
            <text:p text:style-name="P34">Пути решения</text:p>
          </table:table-cell>
          <table:table-cell table:style-name="Таблица2.B4" office:value-type="string">
            <text:p text:style-name="P5"><text:span text:style-name="T12">Кластеризация веб-сервера и сервера базы данных, а также применение </text:span><text:span text:style-name="T13">load</text:span><text:span text:style-name="T12"> </text:span><text:span text:style-name="T13">balancer</text:span><text:span text:style-name="T12"> в точке маршрутизации запроса к веб-серверу.</text:span></text:p>
          </table:table-cell>
        </table:table-row>
      </table:table>
      <text:p text:style-name="P18"/>
      <text:p text:style-name="P30"><text:bookmark-end text:name="_Ref4498734"/></text:p>
      <text:p text:style-name="P31">Лист регистрации изменений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3">Дата</text:p>
          </table:table-cell>
          <table:table-cell table:style-name="Таблица3.A1" office:value-type="string">
            <text:p text:style-name="P33">Версия</text:p>
          </table:table-cell>
          <table:table-cell table:style-name="Таблица3.A1" office:value-type="string">
            <text:p text:style-name="P33">Описание</text:p>
          </table:table-cell>
          <table:table-cell table:style-name="Таблица3.A1" office:value-type="string">
            <text:p text:style-name="P33">Автор</text:p>
          </table:table-cell>
        </table:table-row>
        <table:table-row table:style-name="Таблица3.1">
          <table:table-cell table:style-name="Таблица3.A2" office:value-type="string">
            <text:p text:style-name="P17"/>
          </table:table-cell>
          <table:table-cell table:style-name="Таблица3.B2" office:value-type="string">
            <text:p text:style-name="P20"/>
          </table:table-cell>
          <table:table-cell table:style-name="Таблица3.C2" office:value-type="string">
            <text:p text:style-name="P17"/>
          </table:table-cell>
          <table:table-cell table:style-name="Таблица3.D2" office:value-type="string">
            <text:p text:style-name="P20"/>
          </table:table-cell>
        </table:table-row>
        <table:table-row table:style-name="Таблица3.1">
          <table:table-cell table:style-name="Таблица3.A3" office:value-type="string">
            <text:p text:style-name="P16"/>
          </table:table-cell>
          <table:table-cell table:style-name="Таблица3.B3" office:value-type="string">
            <text:p text:style-name="P21"/>
          </table:table-cell>
          <table:table-cell table:style-name="Таблица3.C3" office:value-type="string">
            <text:p text:style-name="P16"/>
          </table:table-cell>
          <table:table-cell table:style-name="Таблица3.D3" office:value-type="string">
            <text:p text:style-name="P21"/>
          </table:table-cell>
        </table:table-row>
        <table:table-row table:style-name="Таблица3.1">
          <table:table-cell table:style-name="Таблица3.A4" office:value-type="string">
            <text:p text:style-name="P16"/>
          </table:table-cell>
          <table:table-cell table:style-name="Таблица3.B4" office:value-type="string">
            <text:p text:style-name="P21"/>
          </table:table-cell>
          <table:table-cell table:style-name="Таблица3.C4" office:value-type="string">
            <text:p text:style-name="P22"/>
          </table:table-cell>
          <table:table-cell table:style-name="Таблица3.D4" office:value-type="string">
            <text:p text:style-name="P21"/>
          </table:table-cell>
        </table:table-row>
        <table:table-row table:style-name="Таблица3.1">
          <table:table-cell table:style-name="Таблица3.A5" office:value-type="string">
            <text:p text:style-name="P16"/>
          </table:table-cell>
          <table:table-cell table:style-name="Таблица3.B5" office:value-type="string">
            <text:p text:style-name="P21"/>
          </table:table-cell>
          <table:table-cell table:style-name="Таблица3.C5" office:value-type="string">
            <text:p text:style-name="P16"/>
          </table:table-cell>
          <table:table-cell table:style-name="Таблица3.D5" office:value-type="string">
            <text:p text:style-name="P25"/>
          </table:table-cell>
        </table:table-row>
        <table:table-row table:style-name="Таблица3.1">
          <table:table-cell table:style-name="Таблица3.A6" office:value-type="string">
            <text:p text:style-name="P16"/>
          </table:table-cell>
          <table:table-cell table:style-name="Таблица3.B6" office:value-type="string">
            <text:p text:style-name="P21"/>
          </table:table-cell>
          <table:table-cell table:style-name="Таблица3.C6" office:value-type="string">
            <text:p text:style-name="P16"/>
          </table:table-cell>
          <table:table-cell table:style-name="Таблица3.D6" office:value-type="string">
            <text:p text:style-name="P25"/>
          </table:table-cell>
        </table:table-row>
      </table:table>
      <text:p text:style-name="P24"/>
      <text:p text:style-name="P42">[В качестве описания версии можно указывать какие изменения/дополнения были сделаны в этой версии по отношению к предыдущей.]</text:p>
      <text:p text:style-name="P30">Лист регистрации проверок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3">Дата</text:p>
          </table:table-cell>
          <table:table-cell table:style-name="Таблица4.A1" office:value-type="string">
            <text:p text:style-name="P33">Версия</text:p>
          </table:table-cell>
          <table:table-cell table:style-name="Таблица4.A1" office:value-type="string">
            <text:p text:style-name="P33">Описание</text:p>
          </table:table-cell>
          <table:table-cell table:style-name="Таблица4.A1" office:value-type="string">
            <text:p text:style-name="P33">Автор</text:p>
          </table:table-cell>
        </table:table-row>
        <table:table-row table:style-name="Таблица4.1">
          <table:table-cell table:style-name="Таблица4.A2" office:value-type="string">
            <text:p text:style-name="P23"/>
          </table:table-cell>
          <table:table-cell table:style-name="Таблица4.B2" office:value-type="string">
            <text:p text:style-name="P26"/>
          </table:table-cell>
          <table:table-cell table:style-name="Таблица4.C2" office:value-type="string">
            <text:p text:style-name="P23"/>
          </table:table-cell>
          <table:table-cell table:style-name="Таблица4.D2" office:value-type="string">
            <text:p text:style-name="P23"/>
          </table:table-cell>
        </table:table-row>
        <table:table-row table:style-name="Таблица4.1">
          <table:table-cell table:style-name="Таблица4.A3" office:value-type="string">
            <text:p text:style-name="P22"/>
          </table:table-cell>
          <table:table-cell table:style-name="Таблица4.B3" office:value-type="string">
            <text:p text:style-name="P25"/>
          </table:table-cell>
          <table:table-cell table:style-name="Таблица4.C3" office:value-type="string">
            <text:p text:style-name="P22"/>
          </table:table-cell>
          <table:table-cell table:style-name="Таблица4.D3" office:value-type="string">
            <text:p text:style-name="P22"/>
          </table:table-cell>
        </table:table-row>
        <table:table-row table:style-name="Таблица4.1">
          <table:table-cell table:style-name="Таблица4.A4" office:value-type="string">
            <text:p text:style-name="P22"/>
          </table:table-cell>
          <table:table-cell table:style-name="Таблица4.B4" office:value-type="string">
            <text:p text:style-name="P25"/>
          </table:table-cell>
          <table:table-cell table:style-name="Таблица4.C4" office:value-type="string">
            <text:p text:style-name="P22"/>
          </table:table-cell>
          <table:table-cell table:style-name="Таблица4.D4" office:value-type="string">
            <text:p text:style-name="P22"/>
          </table:table-cell>
        </table:table-row>
        <table:table-row table:style-name="Таблица4.1">
          <table:table-cell table:style-name="Таблица4.A5" office:value-type="string">
            <text:p text:style-name="P22"/>
          </table:table-cell>
          <table:table-cell table:style-name="Таблица4.B5" office:value-type="string">
            <text:p text:style-name="P25"/>
          </table:table-cell>
          <table:table-cell table:style-name="Таблица4.C5" office:value-type="string">
            <text:p text:style-name="P22"/>
          </table:table-cell>
          <table:table-cell table:style-name="Таблица4.D5" office:value-type="string">
            <text:p text:style-name="P22"/>
          </table:table-cell>
        </table:table-row>
        <table:table-row table:style-name="Таблица4.1">
          <table:table-cell table:style-name="Таблица4.A6" office:value-type="string">
            <text:p text:style-name="P22"/>
          </table:table-cell>
          <table:table-cell table:style-name="Таблица4.B6" office:value-type="string">
            <text:p text:style-name="P25"/>
          </table:table-cell>
          <table:table-cell table:style-name="Таблица4.C6" office:value-type="string">
            <text:p text:style-name="P22"/>
          </table:table-cell>
          <table:table-cell table:style-name="Таблица4.D6" office:value-type="string">
            <text:p text:style-name="P22"/>
          </table:table-cell>
        </table:table-row>
      </table:table>
      <text:p text:style-name="P18"/>
      <text:p text:style-name="P42">[Здесь описываются результаты проверки документа. Для каждой проверки указывается число, версия документа, описание результатов проверки и имя человека, который делал проверку.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style:vertical-align="auto"/>
      <style:text-properties style:font-name="Times New Roman1" fo:font-family="'Times New Roman'" style:font-family-generic="roman" style:font-pitch="variable" fo:font-size="10pt" fo:language="ru" fo:country="RU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Heading_20_3" style:default-outline-level="4" style:class="text">
      <style:paragraph-properties fo:margin-top="0.212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Heading_20_4" style:default-outline-level="5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Heading_20_5" style:default-outline-level="6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Heading_20_6" style:default-outline-level="7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Heading_20_7" style:default-outline-level="8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ing_20_9" style:display-name="Heading 9" style:family="paragraph" style:parent-style-name="Heading_20_8" style:default-outline-level="9" style:class="text">
      <style:paragraph-properties fo:margin-top="0.423cm" fo:margin-bottom="0.106cm" style:contextual-spacing="false" fo:keep-with-next="always">
        <style:tab-stops>
          <style:tab-stop style:position="0cm"/>
          <style:tab-stop style:position="1.501cm"/>
        </style:tab-stops>
      </style:paragraph-properties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1" style:font-family-complex="Arial" style:font-family-generic-complex="system" style:font-pitch-complex="variable" style:font-size-complex="9pt" style:font-style-complex="italic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1pt" fo:language="en" fo:country="US" style:font-name-asian="Courier New1" style:font-family-asian="'Courier New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aption" style:display-name="Table Caption" style:family="paragraph" style:parent-style-name="Text_20_body" style:next-style-name="Text_20_body">
      <style:paragraph-properties fo:margin-left="1cm" fo:margin-right="0cm" fo:keep-together="always" fo:text-indent="0cm" style:auto-text-indent="false" fo:keep-with-next="always"/>
      <style:text-properties fo:font-weight="bold" style:font-weight-asian="bold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 fo:margin-right="0cm" fo:text-indent="0cm" style:auto-text-indent="false">
        <style:tab-stops>
          <style:tab-stop style:position="2.54cm"/>
          <style:tab-stop style:position="17.002cm" style:type="right"/>
        </style:tab-stops>
      </style:paragraph-properties>
      <style:text-properties fo:language="en" fo:country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>
      <style:paragraph-properties fo:text-align="center" style:justify-single-word="false" fo:keep-together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text-align="justify" style:justify-single-word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line-height="100%" fo:text-align="end" style:justify-single-word="false" fo:text-indent="0cm" style:auto-text-indent="false"/>
      <style:text-properties style:font-name="Arial" fo:font-family="Arial" style:font-family-generic="roman" style:font-pitch="variable" fo:font-size="22pt" fo:font-weight="bold" style:font-size-asian="22pt" style:font-weight-asian="bold" style:font-name-complex="Arial1" style:font-family-complex="Arial" style:font-family-generic-complex="system" style:font-pitch-complex="variable" style:font-size-complex="22pt" style:font-weight-complex="bold"/>
    </style:style>
    <style:style style:name="Body_20_Table" style:display-name="Body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istory_20_and_20_Review_20_Table" style:display-name="History and Review Table" style:family="paragraph" style:parent-style-name="Body_20_Table">
      <style:paragraph-properties fo:line-height="100%" fo:orphans="2" fo:widows="2"/>
      <style:text-properties style:language-asian="ru" style:country-asian="RU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2.281cm" fo:margin-right="0cm" fo:text-indent="0cm" style:auto-text-indent="false">
        <style:tab-stops>
          <style:tab-stop style:position="3.801cm"/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style:contextual-spacing="false" fo:text-align="justify" style:justify-single-word="false" fo:keep-together="always" fo:text-indent="0cm" style:auto-text-indent="false"/>
      <style:text-properties fo:color="#0000ff" loext:opacity="100%" fo:font-style="italic" style:font-style-asian="italic" style:font-style-complex="italic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Example" style:family="paragraph" style:parent-style-name="Text_20_body" style:auto-update="true" style:list-style-name="WWNum7">
      <style:paragraph-properties fo:margin-left="3.27cm" fo:margin-right="0cm" fo:margin-top="0cm" fo:margin-bottom="0.212cm" style:contextual-spacing="false" fo:text-align="justify" style:justify-single-word="false" fo:keep-together="always" fo:text-indent="-0.635cm" style:auto-text-indent="false">
        <style:tab-stops>
          <style:tab-stop style:position="3.27cm"/>
        </style:tab-stops>
      </style:paragraph-properties>
      <style:text-properties fo:color="#008000" loext:opacity="100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ocument_20_Field" style:display-name="Document Field" style:family="paragraph" style:parent-style-name="Text_20_body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  <style:text-properties fo:font-style="italic" style:font-style-asian="italic" style:font-style-complex="italic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top="0.106cm" fo:margin-bottom="0.212cm" style:contextual-spacing="false" fo:text-align="center" style:justify-single-word="false" fo:keep-together="always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roman" style:font-pitch="variable" fo:font-size="12pt" fo:language="en" fo:country="US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Grid" style:display-name="Table Grid" style:family="paragraph" style:parent-style-name="Normal_20_Table">
      <style:text-properties fo:language="en" fo:country="US"/>
    </style:style>
    <style:style style:name="Picture_20_Caption" style:display-name="Picture Caption" style:family="paragraph" style:parent-style-name="Text_20_body" style:next-style-name="Text_20_body">
      <style:paragraph-properties fo:margin-top="0cm" fo:margin-bottom="0.212cm" style:contextual-spacing="false" fo:line-height="100%" fo:text-align="center" style:justify-single-word="false" fo:keep-together="always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language-asian="ru" style:country-asian="RU" style:font-weight-asian="bold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language-asian="ru" style:country-asian="RU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font-weight="bold" style:letter-kerning="true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language-asian="ru" style:country-asian="RU"/>
    </style:style>
    <style:style style:name="Footer_20_Char" style:display-name="Footer Char" style:family="text" style:parent-style-name="Default_20_Paragraph_20_Font">
      <style:text-properties style:language-asian="ru" style:country-asian="RU"/>
    </style:style>
    <style:style style:name="page_20_number" style:display-name="page number" style:family="text" style:parent-style-name="Default_20_Paragraph_20_Font">
      <style:text-properties fo:font-size="12pt" style:font-size-asian="12pt" style:language-asian="ru" style:country-asian="RU" style:font-size-complex="12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8pt" style:font-size-asian="8pt" style:language-asian="ru" style:country-asian="RU" style:font-name-complex="Segoe UI1" style:font-family-complex="'Segoe UI'" style:font-family-generic-complex="system" style:font-pitch-complex="variable" style:font-size-complex="8pt"/>
    </style:style>
    <style:style style:name="Footnote_20_Symbol" style:display-name="Footnote Symbol" style:family="text" style:parent-style-name="Default_20_Paragraph_20_Font">
      <style:text-properties style:text-position="super 58%" style:language-asian="ru" style:country-asian="RU"/>
    </style:style>
    <style:style style:name="Footnote_20_anchor" style:display-name="Footnote anchor" style:family="text">
      <style:text-properties style:text-position="super 58%" style:language-asian="ru" style:country-asian="RU"/>
    </style:style>
    <style:style style:name="Footnote_20_Text_20_Char" style:display-name="Footnote Text Char" style:family="text" style:parent-style-name="Default_20_Paragraph_20_Font">
      <style:text-properties style:language-asian="ru" style:country-asian="RU"/>
    </style:style>
    <style:style style:name="Document_20_Field_20_Char" style:display-name="Document Field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Visited_20_Internet_20_Link" style:display-name="Visited Internet Link" style:family="text" style:parent-style-name="Default_20_Paragraph_20_Font">
      <style:text-properties fo:color="#800080" loext:opacity="100%"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Body_20_Reference_20_Char" style:display-name="Body Reference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2.411cm" fo:text-indent="-0.63cm" fo:margin-left="2.40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2.401cm" fo:text-indent="-0.63cm" fo:margin-left="2.401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2%.%3%-%4%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5.20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6.09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6.98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7.87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63cm" fo:margin-left="2.40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  <style:text-properties fo:font-family="'Times New Roman'"/>
      </text:list-level-style-bullet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71cm" fo:text-indent="-0.318cm" fo:margin-left="4.47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81cm" fo:text-indent="-0.318cm" fo:margin-left="8.2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91cm" fo:text-indent="-0.318cm" fo:margin-left="12.09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7cm" fo:margin-left="-0.191cm" fo:margin-top="0cm" fo:margin-bottom="0cm" table:align="left" style:writing-mode="lr-tb"/>
    </style:style>
    <style:style style:name="Таблица5.A" style:family="table-column">
      <style:table-column-properties style:column-width="4.001cm"/>
    </style:style>
    <style:style style:name="Таблица5.B" style:family="table-column">
      <style:table-column-properties style:column-width="13cm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609cm" fo:keep-together="always"/>
    </style:style>
    <style:style style:name="MP1" style:family="paragraph" style:parent-style-name="Standard">
      <style:paragraph-properties fo:margin-left="0cm" fo:margin-right="0cm" style:line-height-at-least="0.423cm" fo:text-align="end" style:justify-single-word="false" fo:text-indent="0cm" style:auto-text-indent="false" style:writing-mode="lr-tb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MP2" style:family="paragraph" style:parent-style-name="Standard">
      <style:paragraph-properties fo:margin-left="0cm" fo:margin-right="0cm" style:line-height-at-least="0.423cm" fo:text-align="center" style:justify-single-word="false" fo:text-indent="0cm" style:auto-text-indent="false" style:writing-mode="lr-tb"/>
      <style:text-properties style:font-name="Arial" fo:font-size="14pt" style:font-size-asian="14pt" style:font-name-complex="Arial1" style:font-size-complex="14pt"/>
    </style:style>
    <style:style style:name="MP3" style:family="paragraph" style:parent-style-name="Header">
      <style:paragraph-properties fo:margin-left="0cm" fo:margin-right="0cm" style:line-height-at-least="0.423cm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Header">
      <style:paragraph-properties fo:margin-left="0cm" fo:margin-right="0cm" style:line-height-at-least="0.423cm" fo:text-align="end" style:justify-single-word="false" fo:orphans="0" fo:widows="0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cm" style:line-height-at-least="0.423cm" fo:orphans="0" fo:widows="0" fo:text-indent="0cm" style:auto-text-indent="false" style:writing-mode="lr-tb"/>
      <style:text-properties style:font-name="Times New Roman1"/>
    </style:style>
    <style:style style:name="MP6" style:family="paragraph" style:parent-style-name="Footer">
      <style:paragraph-properties fo:margin-left="0cm" fo:margin-right="0cm" style:line-height-at-least="0.423cm" fo:text-align="end" style:justify-single-word="false" fo:text-indent="0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7" style:family="paragraph" style:parent-style-name="Standard">
      <style:paragraph-properties fo:margin-left="0cm" fo:margin-right="0cm" style:line-height-at-least="0.423cm" fo:text-indent="0cm" style:auto-text-indent="false" style:writing-mode="lr-tb"/>
      <style:text-properties style:font-name="Times New Roman1"/>
    </style:style>
    <style:style style:name="MT1" style:family="text">
      <style:text-properties style:font-name="Times New Roman1"/>
    </style:style>
    <style:style style:name="MT2" style:family="text">
      <style:text-properties style:font-name="Times New Roman1" style:language-asian="ru" style:country-asian="RU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style:language-complex="ar" style:country-complex="SA"/>
    </style:style>
    <style:style style:name="MT5" style:family="text">
      <style:text-properties style:font-name="Times New Roman1" style:language-asian="en" style:country-asian="US" style:language-complex="ar" style:country-complex="SA"/>
    </style:style>
    <style:page-layout style:name="Mpm1">
      <style:page-layout-properties fo:page-width="21.001cm" fo:page-height="29.7cm" style:num-format="1" style:print-orientation="portrait" fo:margin-top="0.755cm" fo:margin-bottom="2cm" fo:margin-left="2.501cm" fo:margin-right="1.501cm" style:writing-mode="lr-tb" style:layout-grid-color="#c0c0c0" style:layout-grid-lines="2697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0.25cm" fo:margin-left="2.501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ed1" style:page-layout-name="Mpm2" draw:style-name="Mdp1">
      <style:header>
        <table:table table:name="Таблица5" table:style-name="Таблица5">
          <table:table-column table:style-name="Таблица5.A"/>
          <table:table-column table:style-name="Таблица5.B"/>
          <table:table-row table:style-name="Таблица5.1">
            <table:table-cell table:style-name="Таблица5.A1" table:number-rows-spanned="2" office:value-type="string">
              <text:p text:style-name="MP3"><text:span text:style-name="MT1"><text:user-defined style:data-style-name="N0" text:name="Company">ФИТ НГУ</text:user-defined></text:span><text:span text:style-name="MT1">, </text:span><text:span text:style-name="MT2"><text:date style:data-style-name="N10121" text:date-value="2024-09-26T11:16:19.920253367">2024</text:date></text:span><text:line-break/><text:span text:style-name="MT1">Курс ООАД</text:span></text:p>
            </table:table-cell>
            <table:table-cell table:style-name="Таблица5.B1" office:value-type="string">
              <text:p text:style-name="MP4"><text:span text:style-name="MT1"><text:subject>&lt;Название проекта&gt;</text:subject></text:span><text:span text:style-name="MT1"><text:s text:c="3"/></text:span><text:span text:style-name="MT1"><text:title>Техническое описание проекта по курсу ООАД</text:title></text:span></text:p>
            </table:table-cell>
          </table:table-row>
          <table:table-row table:style-name="Таблица5.2">
            <table:covered-table-cell table:style-name="Таблица5.A1"/>
            <table:table-cell table:style-name="Таблица5.A1" office:value-type="string">
              <text:p text:style-name="MP4"><text:span text:style-name="MT3">Файл: </text:span><text:span text:style-name="MT3"><text:user-defined style:data-style-name="N0" text:name="Name">P-Project.Report</text:user-defined></text:span><text:span text:style-name="MT3"><text:s text:c="3"/>Версия: </text:span><text:span text:style-name="MT3"><text:user-defined style:data-style-name="N0" text:name="Version">1.0.1</text:user-defined></text:span><text:span text:style-name="MT3"><text:s text:c="3"/>Дата: </text:span><text:span text:style-name="MT3"><text:user-defined style:data-style-name="N37" text:name="Date">01.09.2022</text:user-defined></text:span></text:p>
            </table:table-cell>
          </table:table-row>
        </table:table>
        <text:p text:style-name="MP5"/>
      </style:header>
      <style:footer>
        <text:p text:style-name="MP6"><text:span text:style-name="page_20_number"><text:span text:style-name="MT4"><text:page-number text:select-page="current">9</text:page-number></text:span></text:span><text:span text:style-name="page_20_number"><text:span text:style-name="MT5"><text:s/>(</text:span></text:span><text:span text:style-name="page_20_number"><text:span text:style-name="MT4"><text:page-count>9</text:page-count></text:span></text:span><text:span text:style-name="page_20_number"><text:span text:style-name="MT5">)</text:span></text:span></text:p>
        <text:p text:style-name="MP7"/>
        <text:p text:style-name="MP7"/>
        <text:p text:style-name="MP7"/>
        <text:p text:style-name="MP7"/>
        <text:p text:style-name="MP7"/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Техническое описание проекта по курсу ООАД</dc:title>
    <dc:subject>&lt;Название проекта&gt;</dc:subject>
    <meta:initial-creator>&lt;ФИО&gt;</meta:initial-creator>
    <meta:creation-date>2008-10-14T04:57:00</meta:creation-date>
    <dc:date>2024-09-26T11:16:19.730883637</dc:date>
    <meta:print-date>2002-04-22T14:59:00</meta:print-date>
    <meta:editing-cycles>6</meta:editing-cycles>
    <meta:editing-duration>PT12M24S</meta:editing-duration>
    <meta:generator>LibreOffice/7.3.7.2$Linux_X86_64 LibreOffice_project/30$Build-2</meta:generator>
    <meta:document-statistic meta:table-count="5" meta:image-count="0" meta:object-count="0" meta:page-count="9" meta:paragraph-count="171" meta:word-count="1623" meta:character-count="12535" meta:non-whitespace-character-count="11098"/>
    <meta:user-defined meta:name="Company">ФИТ НГУ</meta:user-defined>
    <meta:user-defined meta:name="Date">01.09.2022</meta:user-defined>
    <meta:user-defined meta:name="Name">P-Project.Report</meta:user-defined>
    <meta:user-defined meta:name="Operator">Vyacheslav Mukhortov</meta:user-defined>
    <meta:user-defined meta:name="Student" meta:value-type="string">Иванов П.С</meta:user-defined>
    <meta:user-defined meta:name="Version" meta:value-type="string">1.0.1</meta:user-defined>
    <meta:user-defined meta:name="Группа" meta:value-type="string">20201</meta:user-defined>
  </office:meta>
</office:document-meta>
</file>